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pitch="variable"/>
    <style:font-face style:name="Consolas1" svg:font-family="Consolas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666666"/>
    </style:style>
    <style:style style:name="gr2" style:family="graphic" style:parent-style-name="standard">
      <style:graphic-properties draw:stroke="none" draw:fill="solid" draw:fill-color="#008000"/>
    </style:style>
    <style:style style:name="gr3" style:family="graphic" style:parent-style-name="standard">
      <style:graphic-properties draw:stroke="none" draw:fill="solid" draw:fill-color="#333333"/>
    </style:style>
    <style:style style:name="gr4" style:family="graphic" style:parent-style-name="standard">
      <style:graphic-properties draw:stroke="none" draw:fill="solid" draw:fill-color="#12212e"/>
    </style:style>
    <style:style style:name="gr5" style:family="graphic" style:parent-style-name="standard">
      <style:graphic-properties draw:stroke="none" draw:fill="solid" draw:fill-color="#0000ff"/>
    </style:style>
    <style:style style:name="gr6" style:family="graphic" style:parent-style-name="standard">
      <style:graphic-properties draw:stroke="none" draw:fill="solid" draw:fill-color="#000080"/>
    </style:style>
    <style:style style:name="gr7" style:family="graphic" style:parent-style-name="standard">
      <style:graphic-properties draw:stroke="none" draw:fill="solid" draw:fill-color="#800080"/>
    </style:style>
    <style:style style:name="gr8" style:family="graphic" style:parent-style-name="standard">
      <style:graphic-properties draw:stroke="solid" svg:stroke-width="0.006cm" svg:stroke-color="#005780" svg:stroke-opacity="40%" draw:stroke-linejoin="miter" svg:stroke-linecap="round" draw:fill="none" fo:padding-top="0.003cm" fo:padding-bottom="0.003cm" fo:padding-left="0.003cm" fo:padding-right="0.003cm"/>
    </style:style>
    <style:style style:name="gr9" style:family="graphic" style:parent-style-name="standard">
      <style:graphic-properties draw:stroke="solid" svg:stroke-width="0.007cm" svg:stroke-color="#005780" svg:stroke-opacity="40%" draw:stroke-linejoin="miter" svg:stroke-linecap="round" draw:fill="none" fo:padding-top="0.003cm" fo:padding-bottom="0.003cm" fo:padding-left="0.003cm" fo:padding-right="0.003cm"/>
    </style:style>
    <style:style style:name="gr10" style:family="graphic" style:parent-style-name="standard">
      <style:graphic-properties draw:stroke="solid" svg:stroke-width="0.01cm" svg:stroke-color="#005780" svg:stroke-opacity="40%" draw:stroke-linejoin="miter" svg:stroke-linecap="round" draw:fill="none" fo:padding-top="0.005cm" fo:padding-bottom="0.005cm" fo:padding-left="0.005cm" fo:padding-right="0.005cm"/>
    </style:style>
    <style:style style:name="gr11" style:family="graphic" style:parent-style-name="standard">
      <style:graphic-properties draw:stroke="solid" svg:stroke-width="0.015cm" svg:stroke-color="#005780" svg:stroke-opacity="60%" draw:stroke-linejoin="bevel" svg:stroke-linecap="round" draw:fill="none" fo:padding-top="0.007cm" fo:padding-bottom="0.007cm" fo:padding-left="0.007cm" fo:padding-right="0.007cm"/>
    </style:style>
    <style:style style:name="gr12" style:family="graphic" style:parent-style-name="standard">
      <style:graphic-properties draw:stroke="none" draw:fill="solid" draw:fill-color="#000000"/>
    </style:style>
    <style:style style:name="P1" style:family="paragraph">
      <loext:graphic-properties draw:fill="solid" draw:fill-color="#666666"/>
    </style:style>
    <style:style style:name="P2" style:family="paragraph">
      <loext:graphic-properties draw:fill="solid" draw:fill-color="#008000"/>
    </style:style>
    <style:style style:name="P3" style:family="paragraph">
      <loext:graphic-properties draw:fill="solid" draw:fill-color="#333333"/>
    </style:style>
    <style:style style:name="P4" style:family="paragraph">
      <loext:graphic-properties draw:fill="solid" draw:fill-color="#12212e"/>
    </style:style>
    <style:style style:name="P5" style:family="paragraph">
      <loext:graphic-properties draw:fill="solid" draw:fill-color="#0000ff"/>
    </style:style>
    <style:style style:name="P6" style:family="paragraph">
      <loext:graphic-properties draw:fill="solid" draw:fill-color="#000080"/>
    </style:style>
    <style:style style:name="P7" style:family="paragraph">
      <loext:graphic-properties draw:fill="solid" draw:fill-color="#800080"/>
    </style:style>
    <style:style style:name="P8" style:family="paragraph">
      <loext:graphic-properties draw:fill="none"/>
    </style:style>
    <style:style style:name="P9" style:family="paragraph">
      <loext:graphic-properties draw:fill="solid" draw:fill-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264cm" svg:height="0.505cm" svg:x="1.545cm" svg:y="2.133cm" svg:viewBox="0 0 265 506" draw:points="265,0 51,506 0,506 213,0">
          <text:p/>
        </draw:polygon>
        <draw:polygon draw:style-name="gr1" draw:text-style-name="P1" draw:layer="layout" svg:width="0.264cm" svg:height="0.505cm" svg:x="1.894cm" svg:y="2.133cm" svg:viewBox="0 0 265 506" draw:points="265,0 51,506 0,506 214,0">
          <text:p/>
        </draw:polygon>
        <draw:path draw:style-name="gr1" draw:text-style-name="P1" draw:layer="layout" svg:width="0.266cm" svg:height="0.444cm" svg:x="2.606cm" svg:y="2.255cm" svg:viewBox="0 0 267 445" svg:d="M267 155c0 28-4 53-12 74-7 20-18 37-32 51-13 14-29 24-49 31-19 7-39 10-61 10-9 0-19 0-29-1s-20-3-30-6v131h-54v-440h48l3 52c16-21 33-36 50-45 18-8 37-12 57-12 18 0 34 3 48 11 13 7 25 18 34 31 9 14 16 30 20 49 5 19 7 41 7 64zM212 158c0-17-1-32-4-45-2-14-6-26-11-35-5-10-12-18-21-23-8-6-18-8-29-8-7 0-13 1-20 3s-15 6-22 11c-8 5-16 12-24 20-9 8-18 19-27 31v152c10 4 20 7 31 10 11 2 22 3 32 3 30 0 53-9 70-29s25-50 25-90z">
          <text:p/>
        </draw:path>
        <draw:path draw:style-name="gr1" draw:text-style-name="P1" draw:layer="layout" svg:width="0.276cm" svg:height="0.322cm" svg:x="2.942cm" svg:y="2.255cm" svg:viewBox="0 0 277 323" svg:d="M277 144c0 8 0 14 0 20s-1 11-1 15h-220c0 32 9 56 27 74 18 17 43 25 77 25 9 0 18 0 27-1s18-2 26-3c9-1 17-3 26-4 7-2 15-4 21-5v44c-14 4-32 8-51 10-18 3-37 4-57 4-27 0-50-4-69-11s-35-18-47-31c-12-14-22-31-28-51-5-20-8-42-8-68 0-23 3-43 9-63 6-19 16-37 28-51 12-15 27-27 44-36 18-8 38-12 60-12s41 3 58 10 31 16 43 29c12 12 20 27 26 45s9 38 9 60zM220 137c1-14-1-27-4-38-3-12-9-22-16-30-6-8-15-15-25-19-11-5-23-7-36-7-12 0-23 2-33 6-9 5-18 11-25 20-7 8-12 18-17 29-4 12-7 25-8 39z">
          <text:p/>
        </draw:path>
        <draw:path draw:style-name="gr1" draw:text-style-name="P1" draw:layer="layout" svg:width="0.256cm" svg:height="0.316cm" svg:x="3.317cm" svg:y="2.255cm" svg:viewBox="0 0 257 317" svg:d="M0 5h49l2 57c18-22 36-38 54-48s37-14 55-14c33 0 57 10 73 31 17 21 25 52 24 94h-55c1-28-3-48-12-60-8-13-21-19-37-19-8 0-15 1-22 4-9 3-16 7-24 12-8 6-16 13-25 22-8 9-18 20-27 33v200h-55z">
          <text:p/>
        </draw:path>
        <draw:path draw:style-name="gr1" draw:text-style-name="P1" draw:layer="layout" svg:width="0.24cm" svg:height="0.322cm" svg:x="3.66cm" svg:y="2.255cm" svg:viewBox="0 0 241 323" svg:d="M241 232c0 11-2 21-6 30-3 9-8 16-15 23-6 7-14 12-22 17-9 5-18 9-28 12-9 3-19 5-29 7-10 1-20 2-30 2-21 0-40-1-58-3-19-2-36-5-53-9v-49c18 5 37 9 55 11 18 3 36 4 54 4 26 0 45-3 57-10 13-7 19-17 19-30 0-6-1-11-3-15-2-5-5-9-11-13-5-4-13-8-24-13-11-4-25-9-44-14-14-5-27-9-39-14-12-6-23-13-32-20-9-8-15-16-20-26-5-9-8-21-8-34 0-9 2-18 6-29 4-10 11-20 21-28 10-9 24-17 40-23 17-5 37-8 62-8 13 0 26 0 41 2 15 1 30 3 46 6v49c-17-5-33-8-48-9-15-2-28-4-39-4-14 0-25 2-34 4-10 2-17 5-23 8-5 4-9 8-12 13-2 5-4 10-4 15 0 6 1 11 4 16 2 4 6 9 12 13s14 8 24 13c11 4 25 8 42 13 18 6 34 11 46 17 13 7 23 14 31 21s13 15 17 24c3 10 5 20 5 31z">
          <text:p/>
        </draw:path>
        <draw:path draw:style-name="gr1" draw:text-style-name="P1" draw:layer="layout" svg:width="0.292cm" svg:height="0.322cm" svg:x="3.981cm" svg:y="2.255cm" svg:viewBox="0 0 293 323" svg:d="M293 158c0 25-3 48-10 68s-16 37-29 52c-13 14-30 25-48 33s-39 12-63 12c-22 0-42-3-60-10-17-7-32-18-45-31-12-13-21-30-28-50-6-20-10-43-10-68 0-26 4-48 11-67 6-20 16-38 29-52s29-26 47-33c18-8 39-12 63-12 22 0 42 3 59 10 18 7 34 17 46 30 13 14 22 30 29 50 6 20 9 43 9 68zM237 162c0-21-2-37-6-52-4-14-10-26-18-36-8-9-18-16-29-21s-24-8-38-8c-16 0-29 4-41 10-11 6-21 15-28 25-7 11-13 23-16 37-4 14-5 28-5 45 0 19 2 36 6 50 4 15 10 27 18 37 8 9 17 16 29 21 11 5 23 7 37 7 17 0 30-3 42-9 11-6 21-15 28-25 7-11 13-23 16-37 4-14 5-29 5-44z">
          <text:p/>
        </draw:path>
        <draw:path draw:style-name="gr1" draw:text-style-name="P1" draw:layer="layout" svg:width="0.25cm" svg:height="0.316cm" svg:x="4.352cm" svg:y="2.255cm" svg:viewBox="0 0 251 317" svg:d="M0 5h49l2 50c9-10 18-19 26-26 9-8 17-13 25-18 8-4 17-7 25-9 9-2 17-2 26-2 33 0 57 9 73 28 17 19 25 47 25 85v204h-54v-198c0-26-5-44-14-55-9-12-22-18-40-18-7 0-14 1-20 3s-13 5-19 10c-7 5-15 12-23 20s-16 18-26 31v207h-55z">
          <text:p/>
        </draw:path>
        <draw:path draw:style-name="gr1" draw:text-style-name="P1" draw:layer="layout" svg:width="0.257cm" svg:height="0.322cm" svg:x="4.692cm" svg:y="2.255cm" svg:viewBox="0 0 258 323" svg:d="M210 317l-1-41c-17 16-35 28-52 36-18 7-36 11-55 11-18 0-33-2-46-7-13-4-24-11-32-19s-14-17-18-28c-4-10-6-22-6-35 0-31 12-55 35-73 24-19 59-28 104-28h65v-27c0-18-6-33-18-44s-30-17-54-17c-17 0-35 2-52 6s-34 10-54 17v-49c7-2 15-4 24-7 9-2 17-5 27-6 9-2 19-4 29-5s20-1 31-1c18 0 35 2 50 6s28 10 39 19c10 8 18 19 24 32 5 12 8 27 8 45v215zM204 176h-69c-13 0-25 1-34 4-10 2-18 6-24 11s-11 11-14 18-5 15-5 23c0 6 1 12 3 18 2 5 5 10 9 14 4 5 10 8 16 10 7 3 15 4 25 4 12 0 26-4 42-11 16-8 33-20 51-36z">
          <text:p/>
        </draw:path>
        <draw:polygon draw:style-name="gr1" draw:text-style-name="P1" draw:layer="layout" svg:width="0.249cm" svg:height="0.438cm" svg:x="5.054cm" svg:y="2.133cm" svg:viewBox="0 0 250 439" draw:points="103,45 10,45 10,0 158,0 158,394 250,394 250,439 0,439 0,394 103,394">
          <text:p/>
        </draw:polygon>
        <draw:path draw:style-name="gr1" draw:text-style-name="P1" draw:layer="layout" svg:width="0.249cm" svg:height="0.441cm" svg:x="5.752cm" svg:y="2.13cm" svg:viewBox="0 0 250 442" svg:d="M103 175h-93v-45h148v267h92v45h-250v-45h103zM122 0c6 0 12 1 17 3s9 5 13 9 7 8 9 14c2 5 4 10 4 16s-2 11-4 17c-2 5-5 9-9 13s-8 7-13 9-11 4-17 4-11-2-17-4-10-5-14-9-7-8-9-13c-2-6-3-11-3-17s1-11 3-16c2-6 5-10 9-14s8-7 14-9 11-3 17-3z">
          <text:p/>
        </draw:path>
        <draw:path draw:style-name="gr1" draw:text-style-name="P1" draw:layer="layout" svg:width="0.25cm" svg:height="0.316cm" svg:x="6.097cm" svg:y="2.255cm" svg:viewBox="0 0 251 317" svg:d="M0 5h49l2 50c10-10 18-19 27-26 8-8 17-13 25-18 8-4 16-7 25-9 8-2 17-2 26-2 32 0 56 9 73 28 16 19 24 47 24 85v204h-53v-198c0-26-5-44-14-55-9-12-23-18-41-18-6 0-13 1-19 3s-13 5-20 10-14 12-22 20-17 18-27 31v207h-55z">
          <text:p/>
        </draw:path>
        <draw:path draw:style-name="gr1" draw:text-style-name="P1" draw:layer="layout" svg:width="0.301cm" svg:height="0.441cm" svg:x="6.422cm" svg:y="2.13cm" svg:viewBox="0 0 302 442" svg:d="M302 54c-29-7-53-10-73-10-49 0-73 26-73 77v54h136v45h-136v222h-55v-222h-101v-45h101v-51c0-83 43-124 129-124 22 0 46 2 72 7z">
          <text:p/>
        </draw:path>
        <draw:path draw:style-name="gr1" draw:text-style-name="P1" draw:layer="layout" svg:width="0.292cm" svg:height="0.322cm" svg:x="6.774cm" svg:y="2.255cm" svg:viewBox="0 0 293 323" svg:d="M293 158c0 25-3 48-10 68s-16 37-29 52c-13 14-29 25-47 33s-39 12-63 12c-22 0-42-3-60-10-17-7-33-18-46-31-12-13-21-30-28-50-6-20-10-43-10-68 0-26 4-48 11-67 6-20 16-38 29-52s30-26 48-33c18-8 39-12 63-12 22 0 42 3 59 10 18 7 33 17 45 30 13 14 22 30 29 50 6 20 9 43 9 68zM238 162c0-21-2-37-6-52-4-14-10-26-18-36-8-9-18-16-29-21s-24-8-38-8c-16 0-29 4-41 10-11 6-21 15-28 25-7 11-14 23-17 37-4 14-5 28-5 45 0 19 2 36 6 50 5 15 11 27 19 37 8 9 18 16 29 21s23 7 37 7c17 0 30-3 42-9 11-6 21-15 28-25 7-11 13-23 16-37 4-14 5-29 5-44z">
          <text:p/>
        </draw:path>
        <draw:path draw:style-name="gr1" draw:text-style-name="P1" draw:layer="layout" svg:width="0.256cm" svg:height="0.316cm" svg:x="7.157cm" svg:y="2.255cm" svg:viewBox="0 0 257 317" svg:d="M0 5h50l1 57c19-22 37-38 54-48 20-10 38-14 56-14 32 0 56 10 73 31s24 52 23 94h-54c0-28-4-48-12-60-9-13-21-19-38-19-7 0-15 1-22 4s-15 7-24 12c-7 6-15 13-24 22s-18 20-28 33v200h-55z">
          <text:p/>
        </draw:path>
        <draw:path draw:style-name="gr1" draw:text-style-name="P1" draw:layer="layout" svg:width="0.293cm" svg:height="0.316cm" svg:x="7.472cm" svg:y="2.255cm" svg:viewBox="0 0 294 317" svg:d="M244 317v-224c0-10-1-18-1-24-1-6-2-11-4-15-1-3-3-6-6-7-2-2-5-3-8-3-5 0-8 2-12 4-3 3-7 7-11 12-4 6-9 13-14 23-5 9-10 20-17 34v200h-49v-218c0-12-1-21-1-28-1-7-2-12-4-16-1-4-3-7-6-8-2-2-5-3-9-3-3 0-7 2-10 4s-7 5-11 11c-4 5-9 12-14 22-5 9-10 21-17 36v200h-50v-312h41l3 59c5-11 10-21 15-30 5-8 11-15 16-20 6-5 11-9 17-11s13-3 21-3c16 0 29 5 38 16 8 11 13 28 13 51 5-11 10-20 14-29 5-8 10-15 16-21 5-6 11-10 18-13 6-3 14-4 23-4 39 0 59 30 59 90v227z">
          <text:p/>
        </draw:path>
        <draw:path draw:style-name="gr1" draw:text-style-name="P1" draw:layer="layout" svg:width="0.257cm" svg:height="0.322cm" svg:x="7.834cm" svg:y="2.255cm" svg:viewBox="0 0 258 323" svg:d="M209 317l-1-41c-17 16-35 28-52 36-17 7-36 11-55 11-18 0-33-2-46-7-12-4-23-11-31-19s-14-17-18-28c-4-10-6-22-6-35 0-31 12-55 35-73 24-19 58-28 104-28h64v-27c0-18-6-33-18-44-11-11-30-17-54-17-17 0-35 2-52 6s-34 10-52 17v-49c6-2 14-4 22-7 9-2 18-5 27-6 9-2 19-4 29-5s20-1 31-1c19 0 35 2 51 6 15 4 27 10 38 19 11 8 19 19 25 32 5 12 8 27 8 45v215zM203 176h-69c-13 0-25 1-34 4-10 2-18 6-24 11s-11 11-14 18-4 15-4 23c0 6 0 12 2 18 2 5 5 10 9 14 5 5 10 8 17 10 6 3 14 4 24 4 12 0 26-4 42-11 16-8 33-20 51-36z">
          <text:p/>
        </draw:path>
        <draw:path draw:style-name="gr1" draw:text-style-name="P1" draw:layer="layout" svg:width="0.281cm" svg:height="0.415cm" svg:x="8.162cm" svg:y="2.161cm" svg:viewBox="0 0 282 416" svg:d="M282 407c-12 3-25 5-38 7-13 1-26 2-40 2-39 0-68-9-87-27-20-17-30-45-30-81v-163h-87v-46h87v-86l55-13v99h140v46h-140v158c0 23 6 40 18 51s29 16 52 16c10 0 21-1 33-2 12-2 24-4 37-8z">
          <text:p/>
        </draw:path>
        <draw:path draw:style-name="gr1" draw:text-style-name="P1" draw:layer="layout" svg:width="0.249cm" svg:height="0.441cm" svg:x="8.545cm" svg:y="2.13cm" svg:viewBox="0 0 250 442" svg:d="M103 175h-93v-45h148v267h92v45h-250v-45h103zM122 0c6 0 12 1 17 3s9 5 13 9 7 8 9 14c2 5 4 10 4 16s-2 11-4 17c-2 5-5 9-9 13s-8 7-13 9-11 4-17 4-11-2-17-4c-5-2-9-5-13-9s-7-8-9-13c-2-6-3-11-3-17s1-11 3-16c2-6 5-10 9-14s8-7 13-9c6-2 11-3 17-3z">
          <text:p/>
        </draw:path>
        <draw:path draw:style-name="gr1" draw:text-style-name="P1" draw:layer="layout" svg:width="0.292cm" svg:height="0.322cm" svg:x="8.869cm" svg:y="2.255cm" svg:viewBox="0 0 293 323" svg:d="M293 158c0 25-3 48-10 68s-17 37-29 52c-13 14-29 25-47 33-19 8-40 12-63 12-22 0-42-3-60-10s-33-18-45-31-22-30-28-50c-8-20-11-43-11-68 0-26 4-48 11-67 7-20 17-38 30-52s28-26 47-33c18-8 39-12 62-12s43 3 60 10c18 7 33 17 45 30 12 14 22 30 28 50 7 20 10 43 10 68zM238 162c0-21-2-37-6-52-5-14-11-26-18-36-8-9-18-16-29-21s-24-8-38-8c-16 0-30 4-41 10-12 6-21 15-29 25-7 11-12 23-16 37-3 14-5 28-5 45 0 19 2 36 7 50 4 15 10 27 18 37 8 9 17 16 28 21 12 5 24 7 38 7 16 0 30-3 42-9 11-6 20-15 28-25 7-11 12-23 16-37 3-14 5-29 5-44z">
          <text:p/>
        </draw:path>
        <draw:path draw:style-name="gr1" draw:text-style-name="P1" draw:layer="layout" svg:width="0.251cm" svg:height="0.316cm" svg:x="9.239cm" svg:y="2.255cm" svg:viewBox="0 0 252 317" svg:d="M0 5h48l3 50c9-10 17-19 26-26 8-8 17-13 25-18 8-4 16-7 25-9 8-2 18-2 27-2 32 0 56 9 73 28 16 19 25 47 25 85v204h-54v-198c0-26-5-44-14-55-9-12-23-18-41-18-6 0-14 1-20 3s-13 5-20 10c-6 5-14 12-22 20s-17 18-27 31v207h-54z">
          <text:p/>
        </draw:path>
        <draw:path draw:style-name="gr2" draw:text-style-name="P2" draw:layer="layout" svg:width="0.239cm" svg:height="0.322cm" svg:x="1.566cm" svg:y="3.896cm" svg:viewBox="0 0 240 323" svg:d="M240 233c0 10-2 20-6 29-3 9-9 16-16 23-6 7-13 13-22 17-8 5-17 9-27 12s-20 5-30 7c-10 1-20 2-30 2-21 0-40-1-58-3-17-2-35-5-51-9v-49c18 5 36 9 54 11 18 3 36 4 53 4 26 0 45-3 58-10 12-7 18-17 18-30 0-6-1-11-3-15-2-5-5-9-10-13-6-4-14-8-25-12-10-5-25-10-44-15-14-4-27-9-39-14-12-6-22-12-31-19-8-7-15-16-20-27-5-9-7-21-7-34 0-9 1-18 5-29 5-10 11-20 21-28 10-9 23-17 40-22 16-6 37-9 62-9 12 0 25 0 40 2 15 1 31 3 47 7v48c-17-4-33-8-49-9-15-2-28-3-39-3-14 0-25 1-34 3s-17 5-23 8c-5 4-9 8-12 13-2 5-3 10-3 16 0 5 1 10 3 15 2 4 6 9 12 13s14 8 25 13c10 5 24 10 41 14 18 6 34 12 46 17 13 6 23 13 31 20s15 15 18 25c3 9 5 19 5 31z">
          <text:p/>
        </draw:path>
        <draw:path draw:style-name="gr2" draw:text-style-name="P2" draw:layer="layout" svg:width="0.281cm" svg:height="0.415cm" svg:x="1.878cm" svg:y="3.802cm" svg:viewBox="0 0 282 416" svg:d="M282 407c-13 3-25 5-38 7-13 1-27 2-41 2-39 0-68-9-87-26-20-18-29-46-29-82v-163h-87v-46h87v-85l54-14v99h141v46h-141v159c0 22 6 39 17 50 12 11 30 16 53 16 10 0 22 0 34-2s24-4 37-7z">
          <text:p/>
        </draw:path>
        <draw:path draw:style-name="gr2" draw:text-style-name="P2" draw:layer="layout" svg:width="0.255cm" svg:height="0.316cm" svg:x="2.27cm" svg:y="3.896cm" svg:viewBox="0 0 256 317" svg:d="M0 5h49l1 59c19-24 37-40 55-49 18-10 36-15 55-15 32 0 57 10 73 31 17 21 25 53 23 94h-54c0-27-4-47-12-59-9-14-21-20-39-20-7 0-14 1-22 4-7 3-15 8-22 14-8 5-16 12-25 21s-18 20-28 32v200h-54z">
          <text:p/>
        </draw:path>
        <draw:path draw:style-name="gr2" draw:text-style-name="P2" draw:layer="layout" svg:width="0.249cm" svg:height="0.441cm" svg:x="2.61cm" svg:y="3.771cm" svg:viewBox="0 0 250 442" svg:d="M103 175h-92v-45h147v266h92v46h-250v-46h103zM122 0c6 0 11 1 17 3 5 2 9 5 13 9s7 9 9 14 3 10 3 16-1 11-3 17c-2 5-5 9-9 13s-8 7-13 10c-6 2-11 3-17 3s-12-1-17-3c-5-3-10-6-13-10-4-4-7-8-9-13-2-6-4-11-4-17s2-11 4-16 5-10 9-14c3-4 8-7 13-9s11-3 17-3z">
          <text:p/>
        </draw:path>
        <draw:path draw:style-name="gr2" draw:text-style-name="P2" draw:layer="layout" svg:width="0.25cm" svg:height="0.316cm" svg:x="2.955cm" svg:y="3.896cm" svg:viewBox="0 0 251 317" svg:d="M0 5h48l2 51c10-11 18-20 27-27 8-7 16-13 25-18 8-4 16-7 25-9 8-1 17-2 26-2 33 0 57 9 74 28 16 19 24 48 24 86v203h-54v-198c0-25-4-43-13-54-9-13-24-19-42-19-6 0-13 1-19 3-7 2-13 6-20 11s-14 12-22 20-17 19-27 31v206h-54z">
          <text:p/>
        </draw:path>
        <draw:path draw:style-name="gr2" draw:text-style-name="P2" draw:layer="layout" svg:width="0.294cm" svg:height="0.447cm" svg:x="3.284cm" svg:y="3.896cm" svg:viewBox="0 0 295 448" svg:d="M245 49c6 7 11 16 14 26 3 9 5 19 5 31 0 16-3 31-9 44s-14 25-25 34c-11 10-24 17-39 22-15 6-31 8-49 8-13 0-25-1-37-4s-21-6-28-10c-4 5-7 11-10 16-2 5-4 11-4 17 0 8 4 15 11 20 8 5 18 8 32 8l82 3c15 1 29 3 42 6 13 4 25 9 34 15 9 7 17 15 22 25s8 21 8 34c0 15-3 28-9 40-6 13-15 23-28 33-12 9-28 17-47 22-19 6-42 9-69 9-25 0-48-2-65-7-18-3-32-9-44-16-11-7-19-16-25-26-5-9-7-20-7-32 0-15 3-29 10-41 7-11 18-22 33-32-5-3-10-6-14-10s-7-8-10-12c-2-4-4-9-5-14-2-5-2-10-2-15 0-13 3-25 9-37 7-11 14-21 23-31-4-5-8-10-11-14-3-5-5-10-7-15-3-5-4-11-5-17-2-6-2-13-2-21 0-16 3-31 9-44s14-25 25-34c10-10 23-17 38-22 16-6 33-8 51-8 7 0 15 0 22 1s13 2 19 4h112v44zM57 362c0 15 8 26 23 32 15 7 38 11 65 11 17 0 31-2 43-5s21-7 28-12 13-11 16-18c3-6 4-13 4-21 0-12-5-22-15-28s-26-9-48-10l-82-3c-7 5-12 9-17 13-4 5-8 9-10 14-2 4-4 8-5 13s-2 10-2 14zM74 107c0 10 1 19 5 27 3 8 7 15 14 21 6 6 13 11 22 14 8 3 17 5 27 5 11 0 20-2 28-6 9-3 16-8 22-15 5-6 10-13 12-21 4-8 5-16 5-25 0-10-2-19-5-27-3-9-8-16-14-22-6-5-13-10-21-13s-17-5-27-5c-11 0-20 2-29 6-8 3-15 8-22 15-6 6-10 13-13 21s-4 16-4 25z">
          <text:p/>
        </draw:path>
        <draw:polygon draw:style-name="gr3" draw:text-style-name="P3" draw:layer="layout" svg:width="0.276cm" svg:height="0.405cm" svg:x="3.99cm" svg:y="3.807cm" svg:viewBox="0 0 277 406" draw:points="277,406 204,406 85,154 51,73 51,406 0,406 0,0 71,0 183,241 224,333 224,0 277,0">
          <text:p/>
        </draw:polygon>
        <draw:path draw:style-name="gr3" draw:text-style-name="P3" draw:layer="layout" svg:width="0.257cm" svg:height="0.322cm" svg:x="4.343cm" svg:y="3.896cm" svg:viewBox="0 0 258 323" svg:d="M210 317l-2-41c-17 16-34 28-51 36-18 7-37 11-56 11-18 0-33-2-46-7-12-4-23-11-31-18-8-8-14-18-18-29-4-10-6-22-6-35 0-31 12-55 35-73s58-26 104-26h65v-29c0-18-6-33-18-44s-30-16-55-16c-18 0-35 1-52 5s-35 10-53 17v-49c7-2 15-4 23-7 8-2 17-4 27-6 9-2 19-3 29-5 10-1 20-1 30-1 20 0 37 2 52 6s28 10 38 19c11 8 19 19 25 32 5 12 8 28 8 45v215zM204 176h-70c-13 0-25 1-35 4-9 3-17 6-23 11-7 5-11 11-14 18s-5 15-5 24c0 5 1 11 3 17 2 5 5 10 9 15 4 4 10 7 16 9 7 3 15 4 24 4 13 0 27-4 44-11 16-8 33-20 51-36z">
          <text:p/>
        </draw:path>
        <draw:path draw:style-name="gr3" draw:text-style-name="P3" draw:layer="layout" svg:width="0.293cm" svg:height="0.316cm" svg:x="4.679cm" svg:y="3.896cm" svg:viewBox="0 0 294 317" svg:d="M245 317v-223c0-10-1-18-1-24-1-6-2-11-4-15-1-4-3-7-6-8-2-2-5-2-8-2-5 0-8 1-12 3-3 3-7 8-11 13-4 6-9 13-14 23-5 9-10 20-17 33v200h-50v-217c0-12-1-21-1-28-1-7-2-12-4-16-1-5-3-8-6-9-2-2-5-2-9-2-3 0-7 1-10 3s-7 7-11 12-9 13-14 22-10 21-17 35v200h-50v-312h41l3 60c5-12 10-22 15-31 5-8 11-15 16-19 6-6 11-9 17-12 6-2 13-3 21-3 16 0 29 5 38 16s14 28 14 52c5-11 10-21 14-30 5-8 10-15 16-21 5-6 11-10 18-13 6-3 14-4 23-4 39 0 58 30 58 91v226z">
          <text:p/>
        </draw:path>
        <draw:path draw:style-name="gr3" draw:text-style-name="P3" draw:layer="layout" svg:width="0.277cm" svg:height="0.322cm" svg:x="5.036cm" svg:y="3.896cm" svg:viewBox="0 0 278 323" svg:d="M278 145c0 8 0 15 0 20-1 5-1 10-1 14h-220c0 32 9 57 28 74 17 17 43 25 76 25 10 0 19 0 28-1s18-2 26-3c9-1 17-2 24-4 8-2 16-3 22-5v44c-15 4-31 8-50 10-18 3-37 4-57 4-27 0-50-4-69-11-20-7-36-17-49-31-12-14-21-31-27-51s-9-42-9-68c0-22 4-43 10-63 6-19 15-36 27-51 13-15 28-27 46-35 18-9 38-13 60-13s41 3 58 10c16 7 30 16 42 29 11 12 20 28 26 46 6 17 9 37 9 60zM222 138c0-15-1-28-4-39-4-12-9-22-16-30s-15-15-26-19c-10-5-22-7-36-7-11 0-22 2-32 6-9 5-18 12-25 20s-14 18-18 30c-4 11-7 24-8 39z">
          <text:p/>
        </draw:path>
        <draw:path draw:style-name="gr4" draw:text-style-name="P4" draw:layer="layout" svg:width="0.266cm" svg:height="0.153cm" svg:x="5.74cm" svg:y="3.967cm" svg:viewBox="0 0 267 154" svg:d="M267 45h-267v-45h267zM267 154h-267v-45h267z">
          <text:p/>
        </draw:path>
        <draw:path draw:style-name="gr4" draw:text-style-name="P4" draw:layer="layout" svg:width="0.189cm" svg:height="0.146cm" svg:x="6.477cm" svg:y="3.774cm" svg:viewBox="0 0 190 147" svg:d="M69 0l-8 147h-52l-9-147zM190 0l-9 147h-51l-9-147z">
          <text:p/>
        </draw:path>
        <draw:path draw:style-name="gr4" draw:text-style-name="P4" draw:layer="layout" svg:width="0.189cm" svg:height="0.146cm" svg:x="13.11cm" svg:y="3.774cm" svg:viewBox="0 0 190 147" svg:d="M70 0l-9 147h-52l-9-147zM190 0l-8 147h-51l-9-147z">
          <text:p/>
        </draw:path>
        <draw:path draw:style-name="gr4" draw:text-style-name="P4" draw:layer="layout" svg:width="0.15cm" svg:height="0.423cm" svg:x="13.457cm" svg:y="3.896cm" svg:viewBox="0 0 151 424" svg:d="M0 381c10 1 21 0 31-3 10-2 19-5 26-10 8-4 14-10 19-16 4-7 7-15 7-23 0-9-2-16-5-21s-6-10-10-15c-4-4-7-9-10-15-3-5-4-12-4-20 0-5 0-9 2-14s4-9 7-13c4-4 8-7 14-10 5-2 11-3 18-3 8 0 15 1 21 4 7 3 13 8 18 14s9 14 12 23c3 10 5 20 5 33 0 17-4 34-10 49-6 16-16 30-28 43-13 12-28 21-47 29-19 7-41 11-66 11zM98 0c6 0 12 1 18 4 6 2 11 6 15 10 5 4 8 9 11 15 2 6 4 12 4 18 0 7-2 13-4 19-3 6-6 11-11 15-4 4-9 8-15 10-6 3-12 4-18 4-7 0-13-1-19-4-5-2-10-6-15-10-4-4-7-9-10-15-2-6-4-12-4-19 0-6 2-12 4-18 3-6 6-11 10-15 5-4 10-8 15-10 6-3 12-4 19-4z">
          <text:p/>
        </draw:path>
        <draw:path draw:style-name="gr2" draw:text-style-name="P2" draw:layer="layout" svg:width="0.239cm" svg:height="0.322cm" svg:x="1.566cm" svg:y="5.537cm" svg:viewBox="0 0 240 323" svg:d="M240 233c0 11-2 20-6 29-3 9-9 17-16 23-6 7-13 13-22 17-8 5-17 9-27 12s-20 5-30 7c-10 1-20 2-30 2-21 0-40-1-58-3-17-1-35-5-51-9v-49c18 5 36 9 54 12 18 2 36 4 53 4 26 0 45-4 58-11 12-7 18-17 18-30 0-6-1-11-3-15-2-5-5-9-10-13-6-4-14-8-25-12-10-5-25-10-44-15-14-4-27-9-39-14-12-6-22-12-31-19-8-7-15-16-20-25-5-10-7-22-7-36 0-9 1-18 5-28 5-11 11-20 21-29s23-17 40-22c16-6 37-9 62-9 12 0 25 0 40 2 15 1 31 3 47 7v48c-17-4-33-7-49-9-15-2-28-3-39-3-14 0-25 1-34 3s-17 5-23 8c-5 4-9 8-12 13-2 5-3 10-3 16 0 5 1 10 3 16 2 4 6 9 12 13s14 9 25 13c10 4 24 8 41 13 18 6 34 12 46 18 13 5 23 12 31 19s15 16 18 25 5 19 5 31z">
          <text:p/>
        </draw:path>
        <draw:path draw:style-name="gr2" draw:text-style-name="P2" draw:layer="layout" svg:width="0.281cm" svg:height="0.415cm" svg:x="1.878cm" svg:y="5.443cm" svg:viewBox="0 0 282 416" svg:d="M282 407c-13 3-25 6-38 7s-27 2-41 2c-39 0-68-9-87-27-20-17-29-44-29-81v-163h-87v-46h87v-85l54-14v99h141v46h-141v159c0 22 6 39 17 50 12 11 30 16 53 16 10 0 22 0 34-2s24-4 37-7z">
          <text:p/>
        </draw:path>
        <draw:path draw:style-name="gr2" draw:text-style-name="P2" draw:layer="layout" svg:width="0.255cm" svg:height="0.317cm" svg:x="2.27cm" svg:y="5.537cm" svg:viewBox="0 0 256 318" svg:d="M0 5h49l1 58c19-22 37-38 55-48s36-15 55-15c32 0 57 10 73 31 17 21 25 52 23 93h-54c0-27-4-47-12-59-9-13-21-19-39-19-7 0-14 2-22 4-7 3-15 7-22 13-8 5-16 12-25 21s-18 20-28 33v201h-54z">
          <text:p/>
        </draw:path>
        <draw:path draw:style-name="gr2" draw:text-style-name="P2" draw:layer="layout" svg:width="0.249cm" svg:height="0.442cm" svg:x="2.61cm" svg:y="5.412cm" svg:viewBox="0 0 250 443" svg:d="M103 176h-92v-45h147v267h92v45h-250v-45h103zM122 0c6 0 11 1 17 3 5 2 9 5 13 9s7 9 9 14 3 10 3 16-1 11-3 17c-2 5-5 9-9 13s-8 7-13 10c-6 2-11 3-17 3s-12-1-17-3c-5-3-10-6-13-10-4-4-7-8-9-13-2-6-4-11-4-17s2-11 4-16 5-10 9-14c3-4 8-7 13-9s11-3 17-3z">
          <text:p/>
        </draw:path>
        <draw:path draw:style-name="gr2" draw:text-style-name="P2" draw:layer="layout" svg:width="0.25cm" svg:height="0.317cm" svg:x="2.955cm" svg:y="5.537cm" svg:viewBox="0 0 251 318" svg:d="M0 5h48l2 51c10-11 18-20 27-27 8-7 16-13 25-18 8-4 16-7 25-9 8-1 17-2 26-2 33 0 57 9 74 28 16 19 24 47 24 85v205h-54v-200c0-25-4-43-13-54-9-12-24-18-42-18-6 0-13 1-19 3-7 2-13 6-20 11-7 4-14 11-22 19s-17 19-27 31v208h-54z">
          <text:p/>
        </draw:path>
        <draw:path draw:style-name="gr2" draw:text-style-name="P2" draw:layer="layout" svg:width="0.294cm" svg:height="0.447cm" svg:x="3.284cm" svg:y="5.537cm" svg:viewBox="0 0 295 448" svg:d="M245 49c6 8 11 17 14 27 3 9 5 20 5 31 0 16-3 31-9 44s-14 25-25 34c-11 10-24 17-39 22-15 6-31 8-49 8-13 0-25-1-37-4s-21-6-28-10c-4 5-7 11-10 16-2 5-4 11-4 17 0 8 4 15 11 20 8 5 18 8 32 8l82 3c15 1 29 3 42 6 13 4 25 9 34 16 9 6 17 14 22 24s8 21 8 34c0 14-3 27-9 39-6 13-15 24-28 33-12 9-28 17-47 22-19 6-42 9-69 9-25 0-48-2-65-6-18-4-32-10-44-17-11-7-19-16-25-26-5-9-7-20-7-32 0-15 3-28 10-40 7-11 18-22 33-32-5-3-10-6-14-10-4-3-7-7-10-12-2-4-4-9-5-14-2-5-2-10-2-15 0-13 3-25 9-37 7-11 14-21 23-31-4-5-8-9-11-14s-5-10-7-15c-3-5-4-11-5-17-2-6-2-13-2-21 0-16 3-31 9-44s14-26 25-35c10-10 23-17 38-22 16-6 33-8 51-8 7 0 15 0 22 1s13 3 19 4h112v44zM57 362c0 15 8 26 23 32 15 7 38 11 65 11 17 0 31-2 43-5s21-7 28-12 13-11 16-18c3-6 4-13 4-20 0-12-5-21-15-27s-26-10-48-11l-82-3c-7 5-12 9-17 14-4 4-8 8-10 13-2 4-4 9-5 13s-2 9-2 13zM74 108c0 10 1 19 5 27 3 9 7 16 14 21 6 6 13 11 22 14 8 3 17 5 27 5 11 0 20-2 28-6 9-3 16-8 22-14 5-7 10-14 12-22 4-8 5-16 5-25 0-10-2-19-5-27-3-9-8-16-14-21-6-6-13-12-21-15s-17-5-27-5c-11 0-20 2-29 6-8 4-15 10-22 16-6 6-10 13-13 21s-4 16-4 25z">
          <text:p/>
        </draw:path>
        <draw:path draw:style-name="gr3" draw:text-style-name="P3" draw:layer="layout" svg:width="0.275cm" svg:height="0.416cm" svg:x="3.987cm" svg:y="5.443cm" svg:viewBox="0 0 276 417" svg:d="M276 302c0 19-4 36-12 50-9 15-20 27-34 37-14 9-31 16-50 21-20 5-42 7-66 7-10 0-21 0-32-1-10-1-21-2-30-3-10-1-19-3-28-5-9-1-17-3-24-5v-53c16 6 33 10 52 13 20 4 42 5 67 5 17 0 32-1 45-4 12-2 23-7 30-12 8-5 14-12 18-20s5-17 5-27c0-11-3-20-9-28s-14-15-24-21-21-12-34-17c-12-5-25-10-39-15-13-6-26-11-39-18-12-6-24-14-34-22-9-9-17-20-24-31-6-12-9-26-9-42 0-14 3-27 9-41 6-13 15-25 27-35 12-11 28-19 47-26 19-6 42-9 68-9 7 0 14 0 22 1 8 0 16 1 24 2 9 1 17 3 25 4 8 2 15 3 22 5v49c-16-4-32-8-48-10s-31-4-46-4c-32 0-55 6-70 16-15 11-22 25-22 43 0 11 3 20 9 28s14 15 24 21 21 12 34 17c13 6 26 11 39 17 13 5 26 11 39 17 13 7 24 14 34 23s18 19 25 31c6 12 9 26 9 42z">
          <text:p/>
        </draw:path>
        <draw:path draw:style-name="gr3" draw:text-style-name="P3" draw:layer="layout" svg:width="0.25cm" svg:height="0.317cm" svg:x="4.352cm" svg:y="5.542cm" svg:viewBox="0 0 251 318" svg:d="M251 313h-48l-2-52c-10 11-19 20-27 27s-17 13-25 18-17 8-25 9c-8 2-17 3-26 3-32 0-57-9-73-29-17-19-25-47-25-85v-204h55v199c0 48 18 72 54 72 6 0 13-1 19-3s13-5 20-10 14-12 22-20 17-19 27-31v-207h54z">
          <text:p/>
        </draw:path>
        <draw:path draw:style-name="gr3" draw:text-style-name="P3" draw:layer="layout" svg:width="0.256cm" svg:height="0.317cm" svg:x="4.713cm" svg:y="5.537cm" svg:viewBox="0 0 257 318" svg:d="M0 5h51l1 58c19-22 37-38 55-48s36-15 54-15c32 0 56 10 73 31s24 52 23 93h-54c0-27-4-47-12-59-9-13-21-19-38-19-7 0-15 2-22 4-7 3-15 7-23 13-7 5-15 12-24 21s-18 20-28 33v201h-56z">
          <text:p/>
        </draw:path>
        <draw:path draw:style-name="gr3" draw:text-style-name="P3" draw:layer="layout" svg:width="0.25cm" svg:height="0.317cm" svg:x="5.05cm" svg:y="5.537cm" svg:viewBox="0 0 251 318" svg:d="M0 5h48l2 51c9-11 18-20 27-27s17-13 25-18c9-4 17-7 25-9 9-1 18-2 27-2 32 0 56 9 72 28 17 19 25 47 25 85v205h-54v-200c0-25-4-43-14-54-9-12-22-18-40-18-7 0-13 1-20 3-6 2-12 6-19 11-7 4-14 11-23 19-8 8-17 19-27 31v208h-54z">
          <text:p/>
        </draw:path>
        <draw:path draw:style-name="gr3" draw:text-style-name="P3" draw:layer="layout" svg:width="0.256cm" svg:height="0.322cm" svg:x="5.391cm" svg:y="5.537cm" svg:viewBox="0 0 257 323" svg:d="M209 318l-1-42c-17 16-34 29-52 36-17 7-36 11-56 11-18 0-33-2-45-7-13-4-23-10-32-18-8-8-14-18-18-29-4-10-5-22-5-35 0-31 11-55 34-73 24-17 58-26 105-26h64v-28c0-19-6-34-18-45-11-11-29-16-54-16-17 0-35 2-53 5-17 4-34 10-52 17v-48c6-3 14-5 22-8 9-2 18-4 27-6s19-3 29-4c11-2 21-2 32-2 19 0 36 2 51 6s28 10 38 19c10 8 18 19 24 32s8 28 8 46v215zM203 176h-68c-14 0-26 1-36 4s-18 6-24 11-11 11-14 18-4 15-4 24c0 6 1 11 2 17 2 5 5 10 9 15 5 4 10 7 17 9 6 3 14 4 24 4 13 0 27-4 43-11 16-8 33-20 51-36z">
          <text:p/>
        </draw:path>
        <draw:path draw:style-name="gr3" draw:text-style-name="P3" draw:layer="layout" svg:width="0.294cm" svg:height="0.317cm" svg:x="5.726cm" svg:y="5.537cm" svg:viewBox="0 0 295 318" svg:d="M244 318v-225c0-10 0-18-1-24s-2-11-4-14c-1-4-3-7-5-8-3-2-6-2-9-2-4 0-8 1-12 3-3 3-7 7-11 13-4 5-8 12-13 22-5 9-11 20-17 34v201h-50v-219c0-11 0-21-1-28s-2-12-3-16c-2-4-4-7-6-8-3-2-6-2-9-2-4 0-7 1-11 3-3 2-7 5-11 11-4 5-8 13-13 22s-11 21-18 36v201h-50v-313h42l2 60c6-12 11-22 16-31 5-8 10-14 15-19 6-6 11-9 18-12 6-2 12-3 20-3 17 0 29 5 38 16s13 28 13 51c5-11 10-20 15-29 4-8 10-15 15-21 5-5 12-10 18-13 7-3 14-4 23-4 39 0 60 30 60 90v228z">
          <text:p/>
        </draw:path>
        <draw:path draw:style-name="gr3" draw:text-style-name="P3" draw:layer="layout" svg:width="0.276cm" svg:height="0.322cm" svg:x="6.084cm" svg:y="5.537cm" svg:viewBox="0 0 277 323" svg:d="M277 145c0 8 0 14 0 20 0 5-1 10-1 14h-220c0 32 9 57 27 74s44 25 78 25c9 0 18 0 27-1s18-2 27-3c8-1 16-2 24-4s15-3 21-5v44c-14 4-31 8-49 10-19 3-38 4-58 4-28 0-50-4-70-11-19-7-35-17-47-31s-21-31-27-51-9-42-9-67c0-22 3-43 9-62 7-21 16-38 28-53s27-27 45-35c17-9 37-13 60-13 22 0 41 3 58 10s31 16 42 29c12 12 20 28 26 46s9 38 9 60zM221 138c1-14-1-27-4-38-3-13-8-23-15-31s-16-15-26-19c-11-5-22-7-36-7-12 0-24 2-33 7-10 4-18 11-25 19s-13 18-18 31c-4 11-7 24-8 38z">
          <text:p/>
        </draw:path>
        <draw:path draw:style-name="gr4" draw:text-style-name="P4" draw:layer="layout" svg:width="0.267cm" svg:height="0.153cm" svg:x="6.787cm" svg:y="5.608cm" svg:viewBox="0 0 268 154" svg:d="M268 45h-268v-45h268zM268 154h-268v-46h268z">
          <text:p/>
        </draw:path>
        <draw:path draw:style-name="gr4" draw:text-style-name="P4" draw:layer="layout" svg:width="0.189cm" svg:height="0.146cm" svg:x="7.524cm" svg:y="5.415cm" svg:viewBox="0 0 190 147" svg:d="M69 0l-9 147h-51l-9-147zM190 0l-8 147h-52l-9-147z">
          <text:p/>
        </draw:path>
        <draw:path draw:style-name="gr4" draw:text-style-name="P4" draw:layer="layout" svg:width="0.189cm" svg:height="0.146cm" svg:x="13.11cm" svg:y="5.415cm" svg:viewBox="0 0 190 147" svg:d="M70 0l-9 147h-52l-9-147zM190 0l-8 147h-51l-9-147z">
          <text:p/>
        </draw:path>
        <draw:path draw:style-name="gr4" draw:text-style-name="P4" draw:layer="layout" svg:width="0.15cm" svg:height="0.423cm" svg:x="13.457cm" svg:y="5.537cm" svg:viewBox="0 0 151 424" svg:d="M0 381c10 0 21 0 31-3 10-2 19-5 26-10 8-4 14-10 19-16 4-7 7-14 7-23s-2-16-5-21-6-10-10-15-7-9-10-14c-3-6-4-13-4-21 0-5 0-9 2-14s4-9 7-13c4-4 8-7 14-9 5-3 11-4 18-4 8 0 15 1 21 4 7 3 13 8 18 14s9 14 12 23c3 10 5 21 5 33 0 17-4 34-10 49-6 16-16 30-28 43-13 12-28 21-47 29-19 7-41 11-66 11zM98 0c6 0 12 1 18 4 6 2 11 6 15 10 5 4 8 9 11 15 2 6 4 12 4 18 0 7-2 13-4 19-3 6-6 11-11 15-4 4-9 8-15 10-6 3-12 4-18 4-7 0-13-1-19-4-5-2-10-6-15-10-4-4-7-9-10-15-2-6-4-12-4-19 0-6 2-12 4-18 3-6 6-11 10-15 5-4 10-8 15-10 6-3 12-4 19-4z">
          <text:p/>
        </draw:path>
        <draw:polygon draw:style-name="gr1" draw:text-style-name="P1" draw:layer="layout" svg:width="0.264cm" svg:height="0.504cm" svg:x="1.545cm" svg:y="7.057cm" svg:viewBox="0 0 265 505" draw:points="265,0 51,505 0,505 213,0">
          <text:p/>
        </draw:polygon>
        <draw:polygon draw:style-name="gr1" draw:text-style-name="P1" draw:layer="layout" svg:width="0.264cm" svg:height="0.504cm" svg:x="1.894cm" svg:y="7.057cm" svg:viewBox="0 0 265 505" draw:points="265,0 51,505 0,505 214,0">
          <text:p/>
        </draw:polygon>
        <draw:path draw:style-name="gr1" draw:text-style-name="P1" draw:layer="layout" svg:width="0.243cm" svg:height="0.32cm" svg:x="2.605cm" svg:y="7.179cm" svg:viewBox="0 0 244 321" svg:d="M244 304c-14 6-29 9-43 12-15 4-31 5-47 5-49 0-87-14-114-41-26-27-40-66-40-117 0-24 4-47 12-67s18-37 32-51c14-15 31-26 50-33 19-8 40-12 63-12 16 0 32 1 47 3 14 3 27 6 40 12v51c-14-7-27-12-41-15s-30-5-44-5-27 3-40 8c-12 5-23 13-32 23-9 9-17 22-22 36-6 14-8 30-8 48 0 38 9 66 27 85s44 28 76 28c15 0 30-2 44-5 14-4 27-8 40-15z">
          <text:p/>
        </draw:path>
        <draw:path draw:style-name="gr1" draw:text-style-name="P1" draw:layer="layout" svg:width="0.292cm" svg:height="0.322cm" svg:x="2.934cm" svg:y="7.178cm" svg:viewBox="0 0 293 323" svg:d="M293 160c0 24-3 46-10 66s-17 38-30 52c-12 14-28 25-46 33-19 8-40 12-63 12s-43-3-61-10-33-17-45-31c-12-13-22-30-28-50-7-20-10-42-10-68 0-24 3-46 10-66s17-38 30-53c13-14 28-25 47-33 18-8 39-12 63-12 22 0 42 3 60 10s33 17 45 31c12 13 22 31 28 50 7 20 10 43 10 69zM238 162c0-19-2-36-7-50-4-15-10-27-18-36-7-11-17-18-28-23-12-5-24-7-38-7-17 0-31 3-42 9-12 6-21 16-29 26-7 11-12 23-16 37-3 14-5 29-5 44 0 19 2 36 7 50 4 15 10 27 18 37 8 9 17 17 28 22 11 4 24 7 39 7 16 0 30-3 41-10 12-6 21-15 29-25 7-11 12-23 16-37 3-14 5-29 5-44z">
          <text:p/>
        </draw:path>
        <draw:path draw:style-name="gr1" draw:text-style-name="P1" draw:layer="layout" svg:width="0.25cm" svg:height="0.317cm" svg:x="3.304cm" svg:y="7.178cm" svg:viewBox="0 0 251 318" svg:d="M0 5h48l2 51c10-11 18-20 28-27 8-7 17-13 25-17 8-5 16-8 25-9 8-2 17-3 26-3 32 0 56 9 73 28 16 19 24 47 24 86v204h-53v-200c0-24-5-43-14-54-9-12-23-18-41-18-6 0-13 1-19 3-7 2-13 6-20 11-7 4-14 11-22 19s-18 19-28 31v208h-54z">
          <text:p/>
        </draw:path>
        <draw:path draw:style-name="gr1" draw:text-style-name="P1" draw:layer="layout" svg:width="0.281cm" svg:height="0.415cm" svg:x="3.623cm" svg:y="7.084cm" svg:viewBox="0 0 282 416" svg:d="M282 407c-12 3-25 6-38 7s-26 2-39 2c-39 0-69-9-89-26-19-18-29-45-29-82v-163h-87v-46h87v-85l54-14v99h141v46h-141v159c0 22 6 39 19 50 12 11 30 16 53 16 10 0 21 0 32-2 12-1 24-4 37-7z">
          <text:p/>
        </draw:path>
        <draw:path draw:style-name="gr1" draw:text-style-name="P1" draw:layer="layout" svg:width="0.257cm" svg:height="0.322cm" svg:x="3.994cm" svg:y="7.178cm" svg:viewBox="0 0 258 323" svg:d="M209 318l-2-42c-17 17-34 29-52 36-17 8-35 11-54 11-18 0-33-2-46-7-13-4-23-10-31-18s-14-18-18-28c-4-11-6-23-6-35 0-32 12-56 35-74 23-17 58-26 103-26h65v-27c0-19-6-34-18-46-12-11-30-16-54-16-18 0-35 2-52 6s-35 9-53 17v-49c7-3 15-5 23-7 8-3 17-5 27-7 9-2 19-3 29-4 10-2 20-2 30-2 19 0 36 2 51 6s28 10 38 19c12 8 20 19 25 32 6 14 9 29 9 46v215zM203 176h-69c-13 0-25 1-35 4-9 3-17 6-23 11-7 5-11 11-15 18-2 7-4 15-4 24 0 6 1 11 3 17 2 5 5 10 9 15 4 4 9 7 16 10 7 2 15 3 24 3 13 0 27-3 43-11s33-19 51-36z">
          <text:p/>
        </draw:path>
        <draw:path draw:style-name="gr1" draw:text-style-name="P1" draw:layer="layout" svg:width="0.242cm" svg:height="0.32cm" svg:x="4.351cm" svg:y="7.179cm" svg:viewBox="0 0 243 321" svg:d="M243 304c-14 6-28 9-43 12-15 4-30 5-46 5-50 0-88-14-114-41-27-27-40-66-40-117 0-24 4-47 12-67 7-20 18-37 32-51 14-15 30-26 49-33 20-8 42-12 65-12 16 0 31 1 45 3 14 3 28 6 40 12v51c-13-7-27-12-41-15s-28-5-43-5c-14 0-27 3-40 8-12 5-23 13-33 23-9 9-16 22-21 36-6 14-9 30-9 48 0 38 10 66 28 85s45 28 77 28c15 0 29-2 43-5 13-4 27-8 39-15z">
          <text:p/>
        </draw:path>
        <draw:path draw:style-name="gr1" draw:text-style-name="P1" draw:layer="layout" svg:width="0.281cm" svg:height="0.415cm" svg:x="4.671cm" svg:y="7.084cm" svg:viewBox="0 0 282 416" svg:d="M282 407c-13 3-25 6-38 7s-27 2-41 2c-39 0-68-9-87-26-20-18-29-45-29-82v-163h-87v-46h87v-85l54-14v99h141v46h-141v159c0 22 6 39 17 50 12 11 30 16 53 16 10 0 22 0 34-2 12-1 24-4 37-7z">
          <text:p/>
        </draw:path>
        <draw:path draw:style-name="gr1" draw:text-style-name="P1" draw:layer="layout" svg:width="0.264cm" svg:height="0.443cm" svg:x="5.383cm" svg:y="7.057cm" svg:viewBox="0 0 265 444" svg:d="M0 290c0-27 4-51 11-72s17-38 32-52c13-14 29-25 48-32 19-8 39-11 63-11 9 0 19 0 29 2 9 1 19 3 28 5v-130h54v439h-48l-2-59c-15 22-31 38-49 48-17 11-36 16-57 16-18 0-33-3-47-11-14-7-25-18-35-31-9-14-15-30-20-49s-7-40-7-63zM56 286c0 38 6 66 17 84 11 19 27 28 47 28 14 0 28-6 43-18s31-30 48-54v-146c-9-4-19-7-29-9-11-3-22-4-32-4-30 0-53 10-69 29s-25 49-25 90z">
          <text:p/>
        </draw:path>
        <draw:path draw:style-name="gr1" draw:text-style-name="P1" draw:layer="layout" svg:width="0.276cm" svg:height="0.322cm" svg:x="5.735cm" svg:y="7.178cm" svg:viewBox="0 0 277 323" svg:d="M277 146c0 7 0 14 0 19s-1 10-1 14h-220c0 32 9 57 27 74s43 25 77 25c9 0 18 0 27-1 9 0 19-2 27-3 9-1 17-2 25-4 7-1 15-3 21-5v44c-14 4-31 8-50 10-19 3-38 4-58 4-27 0-50-3-69-11-19-7-35-17-47-31s-22-31-28-50c-5-21-8-43-8-68 0-22 3-43 9-62 6-20 16-38 28-53s27-27 44-35c18-9 38-13 60-13s41 3 59 10c17 7 31 17 42 29 12 13 20 29 26 47s9 37 9 60zM221 138c1-14-1-27-4-38-3-12-9-21-16-30s-16-15-26-20c-11-5-23-7-36-7-12 0-23 2-33 7-9 4-18 11-25 20-7 8-12 18-17 30-4 11-7 24-8 38z">
          <text:p/>
        </draw:path>
        <draw:path draw:style-name="gr1" draw:text-style-name="P1" draw:layer="layout" svg:width="0.281cm" svg:height="0.415cm" svg:x="6.067cm" svg:y="7.084cm" svg:viewBox="0 0 282 416" svg:d="M282 407c-12 3-25 6-38 7-14 1-27 2-40 2-39 0-69-9-88-26-19-18-29-45-29-82v-163h-87v-46h87v-85l54-14v99h141v46h-141v159c0 22 6 39 18 50s30 16 53 16c10 0 20 0 33-2 12-1 24-4 37-7z">
          <text:p/>
        </draw:path>
        <draw:path draw:style-name="gr1" draw:text-style-name="P1" draw:layer="layout" svg:width="0.257cm" svg:height="0.322cm" svg:x="6.438cm" svg:y="7.178cm" svg:viewBox="0 0 258 323" svg:d="M209 318l-1-42c-17 17-34 29-52 36-17 8-35 11-55 11-18 0-34-2-46-7-13-4-23-10-31-18s-15-18-18-28c-4-11-6-23-6-35 0-32 12-56 35-74 23-17 59-26 104-26h65v-27c0-19-6-34-18-46-12-11-30-16-54-16-18 0-35 2-53 6-17 4-35 9-53 17v-49c7-3 14-5 23-7 8-3 17-5 26-7 10-2 20-3 31-4 10-2 20-2 30-2 19 0 36 2 51 6s28 10 38 19c11 8 19 19 24 32 6 14 9 29 9 46v215zM204 176h-69c-13 0-25 1-35 4-9 3-18 6-25 11-6 5-11 11-14 18-2 7-4 15-4 24 0 6 1 11 3 17 2 5 5 10 9 15 4 4 9 7 16 10 8 2 16 3 25 3 13 0 27-3 43-11s33-19 51-36z">
          <text:p/>
        </draw:path>
        <draw:path draw:style-name="gr1" draw:text-style-name="P1" draw:layer="layout" svg:width="0.25cm" svg:height="0.442cm" svg:x="6.799cm" svg:y="7.053cm" svg:viewBox="0 0 251 443" svg:d="M104 175h-94v-45h148v268h93v45h-251v-45h104zM122 0c6 0 12 1 17 3s10 5 14 9c3 4 6 9 9 14 2 5 3 10 3 16s-1 12-3 17c-3 5-6 9-9 13-4 4-9 7-14 10-5 2-11 3-17 3-5 0-11-1-16-3-6-3-10-6-14-10s-7-8-9-13-3-11-3-17 1-11 3-16 5-10 9-14 8-7 14-9c5-2 11-3 16-3z">
          <text:p/>
        </draw:path>
        <draw:polygon draw:style-name="gr1" draw:text-style-name="P1" draw:layer="layout" svg:width="0.25cm" svg:height="0.438cm" svg:x="7.148cm" svg:y="7.057cm" svg:viewBox="0 0 251 439" draw:points="103,44 11,44 11,0 157,0 157,394 251,394 251,439 0,439 0,394 103,394">
          <text:p/>
        </draw:polygon>
        <draw:path draw:style-name="gr1" draw:text-style-name="P1" draw:layer="layout" svg:width="0.239cm" svg:height="0.322cm" svg:x="7.501cm" svg:y="7.178cm" svg:viewBox="0 0 240 323" svg:d="M240 233c0 11-2 20-5 29-4 9-9 17-15 23-7 7-14 13-23 17-8 5-17 9-27 12s-19 6-30 7c-10 1-20 2-29 2-21 0-41-1-59-3-17-1-35-4-52-9v-49c18 5 37 9 55 12 18 2 36 4 53 4 26 0 45-4 58-11 12-7 18-17 18-30 0-5-1-10-3-15-2-4-5-9-10-13s-13-8-24-12c-11-5-26-10-45-15-14-4-27-9-39-14-12-6-22-12-30-19-10-7-17-16-22-25-5-10-7-22-7-35 0-9 2-18 5-29 5-11 12-20 22-29s23-16 40-22c16-6 37-9 62-9 12 0 25 1 40 2s31 4 47 7v48c-17-4-33-7-49-9-15-2-28-3-39-3-13 0-25 1-34 3s-17 5-22 8c-6 4-10 8-12 14-3 5-4 10-4 16 0 5 1 10 3 15 2 4 6 9 12 13s14 9 25 13c10 4 24 9 41 14 18 5 34 11 47 17 12 5 22 12 30 19s14 16 17 25c4 9 5 19 5 31z">
          <text:p/>
        </draw:path>
        <draw:path draw:style-name="gr2" draw:text-style-name="P2" draw:layer="layout" svg:width="0.239cm" svg:height="0.322cm" svg:x="1.566cm" svg:y="8.819cm" svg:viewBox="0 0 240 323" svg:d="M240 233c0 11-2 21-6 29-3 9-9 17-16 23-6 7-13 13-22 18-8 4-17 8-27 11s-20 6-30 7c-10 2-20 2-30 2-21 0-40-1-58-2-17-2-35-5-51-9v-50c18 5 36 9 54 12 18 2 36 4 53 4 26 0 45-4 58-11 12-7 18-17 18-30 0-6-1-10-3-15-2-4-5-9-10-12-6-5-14-9-25-13-10-4-25-9-44-15-14-4-27-9-39-14s-22-12-31-19c-8-7-15-16-20-25-5-10-7-21-7-35 0-8 1-18 5-28 5-11 11-20 21-30 10-9 23-16 40-22 16-6 37-9 62-9 12 0 25 1 40 2s31 4 47 7v49c-17-4-33-7-49-9-15-2-28-3-39-3-14 0-25 1-34 3s-17 5-23 9c-5 3-9 7-12 12-2 5-3 10-3 16 0 5 1 10 3 15s6 9 12 13 14 9 25 13c10 4 24 9 41 14 18 5 34 11 46 17 13 6 23 12 31 19s15 16 18 25 5 19 5 31z">
          <text:p/>
        </draw:path>
        <draw:path draw:style-name="gr2" draw:text-style-name="P2" draw:layer="layout" svg:width="0.281cm" svg:height="0.415cm" svg:x="1.878cm" svg:y="8.725cm" svg:viewBox="0 0 282 416" svg:d="M282 407c-13 4-25 6-38 7s-27 2-41 2c-39 0-68-9-87-26-20-18-29-45-29-82v-163h-87v-46h87v-85l54-14v99h141v46h-141v159c0 22 6 39 17 50 12 11 30 17 53 17 10 0 22-1 34-3 12-1 24-4 37-7z">
          <text:p/>
        </draw:path>
        <draw:path draw:style-name="gr2" draw:text-style-name="P2" draw:layer="layout" svg:width="0.255cm" svg:height="0.317cm" svg:x="2.27cm" svg:y="8.819cm" svg:viewBox="0 0 256 318" svg:d="M0 5h49l1 58c19-22 37-38 55-48s36-15 55-15c32 0 57 10 73 31 17 21 25 52 23 93h-54c0-27-4-47-12-59-9-12-21-19-39-19-7 0-14 2-22 4-7 3-15 7-22 13-8 5-16 13-25 22-9 8-18 19-28 32v201h-54z">
          <text:p/>
        </draw:path>
        <draw:path draw:style-name="gr2" draw:text-style-name="P2" draw:layer="layout" svg:width="0.249cm" svg:height="0.442cm" svg:x="2.61cm" svg:y="8.694cm" svg:viewBox="0 0 250 443" svg:d="M103 175h-92v-45h147v268h92v45h-250v-45h103zM122 0c6 0 11 1 17 3 5 2 9 5 13 9s7 9 9 14 3 10 3 16-1 12-3 17-5 10-9 13c-4 4-8 7-13 10-6 2-11 3-17 3s-12-1-17-3c-5-3-10-6-13-10-4-3-7-8-9-13s-4-11-4-17 2-11 4-16 5-10 9-14c3-4 8-7 13-9s11-3 17-3z">
          <text:p/>
        </draw:path>
        <draw:path draw:style-name="gr2" draw:text-style-name="P2" draw:layer="layout" svg:width="0.25cm" svg:height="0.317cm" svg:x="2.955cm" svg:y="8.819cm" svg:viewBox="0 0 251 318" svg:d="M0 5h48l2 51c10-11 18-20 27-27 8-7 16-13 25-17 8-5 16-8 25-9 8-2 17-3 26-3 33 0 57 9 74 28 16 19 24 48 24 86v204h-54v-200c0-24-4-42-13-54s-24-18-42-18c-6 0-13 1-19 4-7 1-13 5-20 10-7 4-14 11-22 19-8 9-17 19-27 31v208h-54z">
          <text:p/>
        </draw:path>
        <draw:path draw:style-name="gr2" draw:text-style-name="P2" draw:layer="layout" svg:width="0.294cm" svg:height="0.447cm" svg:x="3.284cm" svg:y="8.819cm" svg:viewBox="0 0 295 448" svg:d="M245 50c6 7 11 15 14 25 3 9 5 20 5 31 0 16-3 31-9 44-6 14-14 25-25 34-11 10-24 17-39 23-15 5-31 8-49 8-13 0-25-2-37-5s-21-6-28-10c-4 6-7 11-10 16-2 6-4 11-4 18 0 8 4 14 11 19 8 5 18 8 32 9l82 3c15 0 29 2 42 6 13 3 25 8 34 15 9 6 17 15 22 24 5 10 8 21 8 34 0 15-3 28-9 40-6 13-15 24-28 33-12 9-28 17-47 23-19 5-42 8-69 8-25 0-48-2-65-6-18-4-32-10-44-17-11-7-19-15-25-25-5-10-7-21-7-33 0-15 3-29 10-40 7-12 18-23 33-33-5-3-10-6-14-10-4-3-7-7-10-12-2-4-4-9-5-14-2-5-2-10-2-14 0-14 3-26 9-37 7-12 14-22 23-32-4-5-8-9-11-14-3-4-5-9-7-14-3-6-4-11-5-18-2-6-2-13-2-21 0-16 3-30 9-44 6-13 14-25 25-34 10-10 23-17 38-22 16-5 33-8 51-8 7 0 15 0 22 1s13 3 19 4h112v45zM57 363c0 14 8 25 23 32s38 10 65 10c17 0 31-2 43-5s21-7 28-12 13-11 16-17c3-7 4-14 4-20 0-14-5-23-15-29s-26-10-48-11l-82-3c-7 5-12 9-17 14-4 4-8 8-10 13-2 4-4 9-5 14s-2 9-2 14zM74 107c0 10 1 19 5 27 3 9 7 16 14 22 6 5 13 10 22 13 8 3 17 5 27 5 11 0 20-2 28-5 9-4 16-9 22-15 5-6 10-14 12-22 4-8 5-16 5-25 0-10-2-19-5-27s-8-15-14-21-13-10-21-14c-8-3-17-5-27-5-11 0-20 2-29 6-8 4-15 9-22 15-6 6-10 13-13 21s-4 16-4 25z">
          <text:p/>
        </draw:path>
        <draw:path draw:style-name="gr3" draw:text-style-name="P3" draw:layer="layout" svg:width="0.343cm" svg:height="0.406cm" svg:x="3.956cm" svg:y="8.73cm" svg:viewBox="0 0 344 407" svg:d="M344 407h-61l-28-90h-169l-29 90h-57l135-407h75zM239 268l-69-217-68 217z">
          <text:p/>
        </draw:path>
        <draw:path draw:style-name="gr3" draw:text-style-name="P3" draw:layer="layout" svg:width="0.264cm" svg:height="0.443cm" svg:x="4.336cm" svg:y="8.698cm" svg:viewBox="0 0 265 444" svg:d="M0 289c0-27 3-50 11-71 7-20 18-38 31-52 14-14 30-25 48-32 19-8 40-11 63-11 10 0 20 0 29 2 10 1 19 3 29 5v-130h54v439h-48l-2-60c-15 23-32 39-49 50-18 10-37 15-57 15-18 0-34-3-47-11-14-7-25-18-34-31-10-14-17-31-21-50-5-19-7-40-7-63zM56 285c0 38 6 66 16 85 12 19 27 28 48 28 13 0 28-6 43-19 15-12 31-30 48-54v-145c-9-4-19-7-30-9-10-3-21-4-32-4-29 0-52 10-68 29-17 19-25 49-25 89z">
          <text:p/>
        </draw:path>
        <draw:path draw:style-name="gr3" draw:text-style-name="P3" draw:layer="layout" svg:width="0.264cm" svg:height="0.443cm" svg:x="4.685cm" svg:y="8.698cm" svg:viewBox="0 0 265 444" svg:d="M0 289c0-27 4-50 11-71 7-20 17-38 30-52 14-14 30-25 49-32 18-8 39-11 62-11 10 0 20 0 29 2 10 1 21 3 30 5v-130h54v439h-48l-2-60c-15 23-33 39-50 50-18 10-37 15-57 15-18 0-34-3-47-11-14-7-25-18-34-31-9-14-16-31-20-50-5-19-7-40-7-63zM55 285c0 38 6 66 17 85s26 28 47 28c13 0 28-6 43-19 15-12 31-30 49-54v-145c-9-4-20-7-31-9-10-3-21-4-31-4-30 0-53 10-69 29-17 19-25 49-25 89z">
          <text:p/>
        </draw:path>
        <draw:path draw:style-name="gr3" draw:text-style-name="P3" draw:layer="layout" svg:width="0.255cm" svg:height="0.317cm" svg:x="5.063cm" svg:y="8.819cm" svg:viewBox="0 0 256 318" svg:d="M0 5h49l1 58c19-22 37-38 55-48s36-15 54-15c33 0 58 10 74 31 17 21 25 52 23 93h-54c0-27-4-47-12-59-9-12-21-19-39-19-7 0-14 2-22 4-7 3-15 7-22 13-8 5-16 13-25 22-9 8-18 19-28 32v201h-54z">
          <text:p/>
        </draw:path>
        <draw:path draw:style-name="gr3" draw:text-style-name="P3" draw:layer="layout" svg:width="0.276cm" svg:height="0.322cm" svg:x="5.386cm" svg:y="8.819cm" svg:viewBox="0 0 277 323" svg:d="M277 146c0 7 0 14 0 19-1 5-1 10-1 15h-220c0 31 9 56 27 73s43 25 77 25c9 0 18 0 27 0 9-1 18-2 26-4 9-1 17-2 25-4 7-1 15-3 21-5v44c-14 4-31 8-50 10-18 3-37 4-57 4-27 0-50-3-69-10-19-8-35-18-47-32-13-14-22-31-28-50-5-20-8-43-8-68 0-22 3-43 9-62 6-20 16-37 28-52 12-16 27-27 44-36 18-9 38-13 60-13s41 3 58 10 31 17 42 30 20 28 26 46c7 18 10 38 10 60zM220 138c0-14-1-27-4-38-4-11-9-21-16-30-7-8-15-14-25-19-11-5-23-7-36-7-12 0-23 2-33 7-9 4-18 11-25 19s-13 18-17 30c-4 11-7 24-8 38z">
          <text:p/>
        </draw:path>
        <draw:path draw:style-name="gr3" draw:text-style-name="P3" draw:layer="layout" svg:width="0.24cm" svg:height="0.322cm" svg:x="5.755cm" svg:y="8.819cm" svg:viewBox="0 0 241 323" svg:d="M241 233c0 11-2 21-6 29-4 9-9 17-15 23-6 7-14 13-22 18-9 4-18 8-28 11-9 3-19 6-29 7-10 2-20 2-30 2-22 0-42-1-59-2-18-2-35-5-52-9v-50c18 5 36 9 54 12 18 2 36 4 55 4 26 0 45-4 57-11 13-7 19-17 19-30 0-6-1-10-3-15-2-4-6-9-11-12-5-5-13-9-24-13s-26-9-44-15c-15-4-28-9-40-14s-22-12-31-19-16-16-21-25c-5-10-7-21-7-35 0-8 2-18 6-28 4-11 11-20 21-30 9-9 22-16 39-22s38-9 63-9c12 0 26 1 41 2s30 4 46 7v49c-17-4-33-7-48-9s-28-3-40-3c-13 0-24 1-35 3-9 2-16 5-22 9-6 3-10 7-12 12-3 5-4 10-4 16 0 5 1 10 3 15 3 5 7 9 12 13 6 4 15 9 25 13 12 4 25 9 42 14 19 5 34 11 47 17s23 12 31 19c7 7 13 16 16 25 4 9 6 19 6 31z">
          <text:p/>
        </draw:path>
        <draw:path draw:style-name="gr3" draw:text-style-name="P3" draw:layer="layout" svg:width="0.24cm" svg:height="0.322cm" svg:x="6.104cm" svg:y="8.819cm" svg:viewBox="0 0 241 323" svg:d="M241 233c0 11-2 21-6 29-4 9-10 17-16 23-6 7-14 13-22 18-9 4-18 8-28 11-9 3-19 6-29 7-10 2-20 2-30 2-21 0-40-1-58-2-18-2-35-5-52-9v-50c18 5 36 9 54 12 18 2 36 4 54 4 26 0 45-4 57-11 13-7 19-17 19-30 0-6-1-10-3-15-2-4-5-9-11-12-5-5-13-9-24-13s-25-9-44-15c-14-4-27-9-39-14s-22-12-31-19-16-16-20-25c-5-10-8-21-8-35 0-8 2-18 6-28 4-11 11-20 21-30 9-9 23-16 39-22 17-6 37-9 62-9 12 0 26 1 41 2s30 4 46 7v49c-17-4-33-7-48-9s-28-3-39-3c-14 0-25 1-34 3-10 2-17 5-23 9-5 3-9 7-12 12-2 5-4 10-4 16 0 5 1 10 3 15 3 5 7 9 12 13 7 4 15 9 25 13 11 4 25 9 41 14 19 5 34 11 47 17s23 12 31 19 14 16 17 25c4 9 6 19 6 31z">
          <text:p/>
        </draw:path>
        <draw:path draw:style-name="gr4" draw:text-style-name="P4" draw:layer="layout" svg:width="0.267cm" svg:height="0.153cm" svg:x="6.787cm" svg:y="8.89cm" svg:viewBox="0 0 268 154" svg:d="M268 46h-268v-46h268zM268 154h-268v-45h268z">
          <text:p/>
        </draw:path>
        <draw:path draw:style-name="gr4" draw:text-style-name="P4" draw:layer="layout" svg:width="0.189cm" svg:height="0.145cm" svg:x="7.524cm" svg:y="8.698cm" svg:viewBox="0 0 190 146" svg:d="M69 0l-9 146h-51l-9-146zM190 0l-8 146h-52l-9-146z">
          <text:p/>
        </draw:path>
        <draw:path draw:style-name="gr4" draw:text-style-name="P4" draw:layer="layout" svg:width="0.189cm" svg:height="0.145cm" svg:x="13.11cm" svg:y="8.698cm" svg:viewBox="0 0 190 146" svg:d="M70 0l-9 146h-52l-9-146zM190 0l-8 146h-51l-9-146z">
          <text:p/>
        </draw:path>
        <draw:path draw:style-name="gr4" draw:text-style-name="P4" draw:layer="layout" svg:width="0.15cm" svg:height="0.423cm" svg:x="13.457cm" svg:y="8.819cm" svg:viewBox="0 0 151 424" svg:d="M0 381c10 1 21 0 31-2 10-3 19-6 26-11 8-4 14-9 19-16 4-7 7-14 7-23 0-8-2-16-5-21s-6-10-10-15c-4-4-7-9-10-14s-4-12-4-21c0-5 0-10 2-15s4-9 7-13c4-4 8-7 14-9 5-3 11-4 18-4 8 0 15 1 21 5 7 2 13 7 18 13s9 14 12 24 5 21 5 33c0 17-4 34-10 50s-16 30-28 42c-13 12-28 22-47 29s-41 11-66 11zM98 0c6 0 12 1 18 4 6 2 11 6 15 10 5 5 8 10 11 15 2 6 4 12 4 19 0 6-2 12-4 18-3 6-6 11-11 15-4 5-9 8-15 10-6 3-12 4-18 4-7 0-13-1-19-4-5-2-10-5-15-10-4-4-7-9-10-15-2-6-4-12-4-18 0-7 2-13 4-19 3-5 6-10 10-15 5-4 10-8 15-10 6-3 12-4 19-4z">
          <text:p/>
        </draw:path>
        <draw:path draw:style-name="gr5" draw:text-style-name="P5" draw:layer="layout" svg:width="0.25cm" svg:height="0.442cm" svg:x="1.562cm" svg:y="10.335cm" svg:viewBox="0 0 251 443" svg:d="M104 176h-93v-44h147v266h93v45h-251v-45h104zM123 0c6 0 11 1 16 3s10 5 14 9 7 9 9 14c2 6 3 11 3 18 0 5-1 11-3 16s-5 10-9 14-9 7-14 9-10 3-16 3-12-1-17-3-10-5-14-9-6-9-9-14c-2-5-3-11-3-16 0-7 1-12 3-18 3-5 5-10 9-14s9-7 14-9 11-3 17-3z">
          <text:p/>
        </draw:path>
        <draw:path draw:style-name="gr5" draw:text-style-name="P5" draw:layer="layout" svg:width="0.25cm" svg:height="0.317cm" svg:x="1.908cm" svg:y="10.46cm" svg:viewBox="0 0 251 318" svg:d="M0 6h48l2 50c9-11 18-20 26-27 9-7 17-13 25-17 8-5 17-8 25-9 9-2 18-3 27-3 32 0 56 9 73 28s25 48 25 86v204h-55v-200c0-24-5-42-14-54s-22-18-40-18c-7 0-13 1-20 4-6 1-13 5-19 10-7 5-15 11-23 19-7 9-16 19-26 31v208h-54z">
          <text:p/>
        </draw:path>
        <draw:path draw:style-name="gr5" draw:text-style-name="P5" draw:layer="layout" svg:width="0.281cm" svg:height="0.415cm" svg:x="2.227cm" svg:y="10.366cm" svg:viewBox="0 0 282 416" svg:d="M282 407c-12 4-25 6-38 7s-26 2-40 2c-39 0-69-9-88-26-19-18-29-45-29-82v-163h-87v-45h87v-86l54-14v100h141v45h-141v159c0 22 6 39 19 50 12 11 29 17 52 17 10 0 21-1 33-3 12-1 24-4 37-7z">
          <text:p/>
        </draw:path>
        <draw:path draw:style-name="gr3" draw:text-style-name="P3" draw:layer="layout" svg:width="0.266cm" svg:height="0.405cm" svg:x="2.955cm" svg:y="10.372cm" svg:viewBox="0 0 267 406" svg:d="M267 124c0 16-3 33-10 49-6 16-16 31-29 43-13 13-29 24-50 32-20 7-44 11-72 11h-51v147h-55v-406h115c20 0 39 2 57 6 19 5 35 12 49 22s25 23 33 38c8 16 13 35 13 58zM209 126c0-26-8-46-26-60-17-14-40-21-71-21h-57v167h52c33 0 58-7 75-21 18-14 27-36 27-65z">
          <text:p/>
        </draw:path>
        <draw:path draw:style-name="gr3" draw:text-style-name="P3" draw:layer="layout" svg:width="0.25cm" svg:height="0.438cm" svg:x="3.304cm" svg:y="10.339cm" svg:viewBox="0 0 251 439" svg:d="M251 439h-53v-200c0-24-5-42-14-54s-22-18-39-18c-7 0-14 1-20 4-6 1-13 5-20 10-6 5-14 11-22 19-8 9-18 19-29 31v208h-54v-439h54v127l-2 48c9-10 17-18 26-25 8-7 17-13 25-17s16-7 25-9c8-2 17-3 26-3 31 0 55 9 72 28s25 48 25 86z">
          <text:p/>
        </draw:path>
        <draw:path draw:style-name="gr3" draw:text-style-name="P3" draw:layer="layout" svg:width="0.292cm" svg:height="0.322cm" svg:x="3.632cm" svg:y="10.46cm" svg:viewBox="0 0 293 323" svg:d="M293 160c0 24-3 46-10 66s-16 38-29 52-29 26-47 34c-19 8-39 11-63 11-22 0-42-3-60-10s-32-17-45-31c-12-13-22-30-29-49-7-20-10-43-10-69 0-24 4-46 10-66 7-20 18-37 31-51 13-15 28-26 47-34 18-9 39-13 62-13s43 3 60 12c18 6 33 16 45 30 13 13 22 30 29 49 6 20 9 43 9 69zM238 162c0-19-2-36-6-50s-10-26-18-36-18-17-29-22-24-7-38-7c-16 0-30 3-41 9-12 7-21 15-28 26-8 10-13 22-16 36-4 14-5 29-5 44 0 19 2 36 6 51 4 14 10 26 18 36 8 9 17 17 28 22 12 4 24 7 38 7 16 0 30-3 42-9 11-7 21-15 28-26 7-10 13-23 16-36 3-15 5-29 5-45z">
          <text:p/>
        </draw:path>
        <draw:path draw:style-name="gr3" draw:text-style-name="P3" draw:layer="layout" svg:width="0.25cm" svg:height="0.317cm" svg:x="4.003cm" svg:y="10.46cm" svg:viewBox="0 0 251 318" svg:d="M0 6h48l2 50c9-11 18-20 26-27 9-7 17-13 25-17 8-5 17-8 26-9 8-2 17-3 26-3 32 0 57 9 73 28s25 48 25 86v204h-54v-200c0-24-5-42-14-54s-22-18-41-18c-6 0-13 1-19 4-7 1-14 5-20 10-7 5-15 11-23 19-8 9-17 19-27 31v208h-53z">
          <text:p/>
        </draw:path>
        <draw:path draw:style-name="gr3" draw:text-style-name="P3" draw:layer="layout" svg:width="0.277cm" svg:height="0.323cm" svg:x="4.338cm" svg:y="10.46cm" svg:viewBox="0 0 278 324" svg:d="M278 146c0 7-1 14-1 19s0 10-1 15h-219c0 31 9 56 26 73 18 17 44 25 77 25 9 0 18 0 28 0 9-1 17-2 26-4 9-1 18-2 25-4 8-1 15-3 22-5v44c-15 5-32 8-51 10-18 3-38 5-57 5-27 0-50-4-69-11-20-8-35-18-48-32-12-14-21-30-27-50s-9-43-9-68c0-22 3-43 10-62 6-20 15-37 27-52 12-14 27-26 45-35 17-10 37-14 60-14 21 0 41 3 57 11 18 7 32 17 44 29 11 13 20 28 26 46s9 38 9 60zM221 138c1-14 0-26-4-38-4-11-9-21-16-30-7-8-16-14-26-19s-22-7-36-7c-12 0-22 2-32 7-10 4-18 11-25 19s-13 18-17 30c-5 11-7 24-8 38z">
          <text:p/>
        </draw:path>
        <draw:polygon draw:style-name="gr3" draw:text-style-name="P3" draw:layer="layout" svg:width="0.276cm" svg:height="0.405cm" svg:x="4.688cm" svg:y="10.372cm" svg:viewBox="0 0 277 406" draw:points="277,406 205,406 86,152 52,71 52,406 0,406 0,0 71,0 185,239 225,332 225,0 277,0">
          <text:p/>
        </draw:polygon>
        <draw:path draw:style-name="gr3" draw:text-style-name="P3" draw:layer="layout" svg:width="0.25cm" svg:height="0.316cm" svg:x="5.05cm" svg:y="10.466cm" svg:viewBox="0 0 251 317" svg:d="M251 312h-48l-2-50c-9 10-18 19-27 27-8 7-16 12-25 17-8 4-16 7-25 9-8 2-17 2-26 2-33 0-57-9-74-28-16-19-24-47-24-85v-204h54v200c0 47 18 71 55 71 6 0 13-1 19-3s13-5 20-10 14-11 22-20c8-8 17-18 27-31v-207h54z">
          <text:p/>
        </draw:path>
        <draw:path draw:style-name="gr3" draw:text-style-name="P3" draw:layer="layout" svg:width="0.294cm" svg:height="0.317cm" svg:x="5.377cm" svg:y="10.46cm" svg:viewBox="0 0 295 318" svg:d="M245 318v-225c0-9 0-17-1-24-1-6-2-11-4-14-1-4-3-6-6-8-2-1-5-2-8-2-4 0-8 1-12 4-3 2-7 6-11 12-4 5-9 13-13 22-5 9-11 20-18 34v201h-49v-219c0-11 0-20-1-27s-2-13-3-17c-2-4-4-6-6-8-3-1-6-2-9-2-4 0-8 1-11 3s-7 6-11 11c-4 6-9 13-13 22-5 9-11 21-18 36v201h-51v-312h41l4 59c5-12 11-22 16-30 5-9 10-15 15-20 6-5 11-9 17-11 7-3 13-4 21-4 17 0 29 5 38 16s13 28 13 51c5-10 10-20 15-28 4-9 9-16 15-21 5-6 11-11 18-13 7-3 14-5 23-5 39 0 59 30 59 90v228z">
          <text:p/>
        </draw:path>
        <draw:path draw:style-name="gr3" draw:text-style-name="P3" draw:layer="layout" svg:width="0.266cm" svg:height="0.442cm" svg:x="5.748cm" svg:y="10.339cm" svg:viewBox="0 0 267 443" svg:d="M267 278c0 25-3 49-11 69-7 20-17 38-31 52-13 14-29 25-48 32-19 8-40 12-63 12-19 0-38-2-57-6-19-3-38-9-57-16v-421h54v121l-2 58c15-21 32-36 49-44 18-9 37-13 57-13 18 0 34 4 47 11 14 8 25 18 35 32 9 13 16 30 20 49 5 19 7 40 7 64zM211 280c0-16-1-31-4-45-2-13-6-25-11-35s-12-17-20-23c-8-5-17-8-29-8-6 0-13 1-20 3-7 3-15 6-22 11-8 5-16 12-24 20-9 9-17 19-27 31v152c11 4 21 7 32 9 11 3 22 4 32 4 12 0 24-2 35-6s21-11 30-20c8-9 15-21 20-36s8-34 8-57z">
          <text:p/>
        </draw:path>
        <draw:path draw:style-name="gr3" draw:text-style-name="P3" draw:layer="layout" svg:width="0.276cm" svg:height="0.323cm" svg:x="6.084cm" svg:y="10.46cm" svg:viewBox="0 0 277 324" svg:d="M277 146c0 7 0 14 0 19s-1 10-1 15h-220c0 31 9 56 27 73s44 25 78 25c9 0 18 0 27 0 9-1 18-2 27-4 8-1 16-2 24-4 8-1 15-3 21-5v44c-14 5-31 8-49 10-19 3-38 5-58 5-28 0-50-4-70-11-19-8-35-18-47-32s-21-30-27-50-9-43-9-68c0-22 3-43 9-62 7-20 16-37 28-52 12-14 27-26 45-35 17-10 37-14 60-14 22 0 41 3 58 11 17 7 31 17 42 29 12 13 20 28 26 46s9 38 9 60zM221 138c1-14-1-26-4-38-3-11-8-21-15-30-7-8-16-14-26-19-11-5-22-7-36-7-12 0-24 2-33 7-10 4-18 11-25 19s-13 18-18 30c-4 11-7 24-8 38z">
          <text:p/>
        </draw:path>
        <draw:path draw:style-name="gr3" draw:text-style-name="P3" draw:layer="layout" svg:width="0.256cm" svg:height="0.317cm" svg:x="6.459cm" svg:y="10.46cm" svg:viewBox="0 0 257 318" svg:d="M0 6h50l2 57c18-22 36-38 54-48s36-15 54-15c33 0 57 10 74 31 16 21 24 52 23 93h-55c1-27-3-47-12-59-8-12-21-19-37-19-8 0-15 2-22 4-8 3-15 7-23 13s-16 13-24 22c-9 8-18 19-28 32v201h-56z">
          <text:p/>
        </draw:path>
        <draw:path draw:style-name="gr4" draw:text-style-name="P4" draw:layer="layout" svg:width="0.267cm" svg:height="0.153cm" svg:x="7.136cm" svg:y="10.531cm" svg:viewBox="0 0 268 154" svg:d="M268 45h-268v-45h268zM268 154h-268v-45h268z">
          <text:p/>
        </draw:path>
        <draw:path draw:style-name="gr4" draw:text-style-name="P4" draw:layer="layout" svg:width="0.15cm" svg:height="0.423cm" svg:x="13.457cm" svg:y="10.46cm" svg:viewBox="0 0 151 424" svg:d="M0 381c10 1 21 0 31-2 10-3 19-6 26-11 8-4 14-9 19-16 4-7 7-14 7-23 0-8-2-15-5-21-3-5-6-11-10-16-4-4-7-9-10-14s-4-12-4-21c0-4 0-9 2-14 2-4 4-9 7-13 4-4 8-7 14-9 5-3 11-4 18-4 8 0 15 2 21 5 7 3 13 7 18 13s9 14 12 24c3 9 5 20 5 32 0 19-4 35-10 51s-16 30-28 42c-13 12-28 22-47 29s-41 11-66 11zM98 0c6 0 12 1 18 4s11 6 15 10c5 5 8 10 11 15 2 6 4 12 4 19 0 6-2 13-4 18-3 6-6 11-11 15-4 4-9 8-15 10-6 3-12 4-18 4-7 0-13-1-19-4-5-2-10-6-15-10-4-4-7-9-10-15-2-5-4-12-4-18 0-7 2-13 4-19 3-5 6-10 10-15 5-4 10-7 15-10 6-3 12-4 19-4z">
          <text:p/>
        </draw:path>
        <draw:polygon draw:style-name="gr1" draw:text-style-name="P1" draw:layer="layout" svg:width="0.264cm" svg:height="0.505cm" svg:x="1.545cm" svg:y="11.98cm" svg:viewBox="0 0 265 506" draw:points="265,0 51,506 0,506 213,0">
          <text:p/>
        </draw:polygon>
        <draw:polygon draw:style-name="gr1" draw:text-style-name="P1" draw:layer="layout" svg:width="0.264cm" svg:height="0.505cm" svg:x="1.894cm" svg:y="11.98cm" svg:viewBox="0 0 265 506" draw:points="265,0 51,506 0,506 214,0">
          <text:p/>
        </draw:polygon>
        <draw:path draw:style-name="gr1" draw:text-style-name="P1" draw:layer="layout" svg:width="0.256cm" svg:height="0.322cm" svg:x="2.598cm" svg:y="12.101cm" svg:viewBox="0 0 257 323" svg:d="M209 318l-1-43c-17 17-34 30-52 37-17 8-36 11-55 11s-34-2-47-6c-12-5-23-11-31-19-8-9-14-18-18-29s-5-23-5-35c0-31 11-56 34-73 24-18 59-27 105-27h64v-27c0-19-6-33-18-44-11-11-29-17-54-17-17 0-34 2-53 6-17 4-34 9-52 17v-49c6-3 14-5 22-7 9-3 18-5 27-7s20-3 30-4 21-2 31-2c19 0 36 2 51 6s28 11 38 19c10 9 18 19 24 32s8 28 8 45v216zM203 175h-68c-14 0-25 2-35 4-11 3-19 7-25 12s-11 11-14 18-4 14-4 23c0 6 1 12 2 17 2 6 5 11 9 15 5 4 10 7 17 10 7 2 15 4 25 4 12 0 26-4 42-12 16-7 33-19 51-36z">
          <text:p/>
        </draw:path>
        <draw:path draw:style-name="gr1" draw:text-style-name="P1" draw:layer="layout" svg:width="0.264cm" svg:height="0.443cm" svg:x="2.939cm" svg:y="11.98cm" svg:viewBox="0 0 265 444" svg:d="M0 290c0-27 4-50 11-71s18-39 31-53 29-25 48-32c20-7 41-11 64-11 9 0 19 0 29 2 9 1 19 3 28 6v-131h54v439h-48l-2-59c-15 22-31 38-49 49-17 10-36 15-57 15-19 0-34-3-48-11-13-7-25-17-34-31s-15-30-20-49c-4-19-7-40-7-63zM56 286c0 38 5 66 16 85 11 18 28 27 48 27 14 0 28-6 43-18s31-30 48-54v-146c-9-4-18-7-29-9s-22-3-32-3c-30 0-52 9-70 28-16 20-24 50-24 90z">
          <text:p/>
        </draw:path>
        <draw:path draw:style-name="gr1" draw:text-style-name="P1" draw:layer="layout" svg:width="0.265cm" svg:height="0.443cm" svg:x="3.288cm" svg:y="11.98cm" svg:viewBox="0 0 266 444" svg:d="M0 290c0-27 4-50 11-71 9-21 19-39 32-53s29-25 48-32 40-11 63-11c10 0 19 0 29 2 10 1 19 3 28 6v-131h55v439h-49l-2-59c-15 22-31 38-49 49-17 10-36 15-57 15-17 0-33-3-47-11-13-7-24-17-34-31-8-14-15-30-21-49-4-19-7-40-7-63zM57 286c0 38 5 66 16 85 11 18 27 27 47 27 14 0 28-6 43-18 16-12 32-30 48-54v-146c-8-4-18-7-29-9s-22-3-32-3c-29 0-52 9-69 28-16 20-24 50-24 90z">
          <text:p/>
        </draw:path>
        <draw:path draw:style-name="gr1" draw:text-style-name="P1" draw:layer="layout" svg:width="0.25cm" svg:height="0.442cm" svg:x="3.657cm" svg:y="11.976cm" svg:viewBox="0 0 251 443" svg:d="M102 176h-92v-45h147v267h94v45h-251v-45h102zM121 0c6 0 12 1 17 3 5 3 10 6 13 10 4 3 7 8 9 13 3 5 4 11 4 17 0 5-1 11-4 16-2 5-5 10-9 14-3 4-8 7-13 9s-11 3-17 3-11-1-16-3c-6-2-10-5-14-9s-7-9-9-14-3-11-3-16c0-6 1-12 3-17s5-10 9-13c4-4 8-7 14-10 5-2 10-3 16-3z">
          <text:p/>
        </draw:path>
        <draw:path draw:style-name="gr1" draw:text-style-name="P1" draw:layer="layout" svg:width="0.281cm" svg:height="0.415cm" svg:x="3.972cm" svg:y="12.007cm" svg:viewBox="0 0 282 416" svg:d="M282 408c-12 3-24 5-38 6-12 2-26 2-39 2-39 0-68-8-88-26-19-18-28-45-28-82v-163h-89v-45h89v-86l53-14v100h140v45h-140v159c0 22 6 39 18 50s30 17 53 17c10 0 21-1 32-2 12-2 25-5 37-8z">
          <text:p/>
        </draw:path>
        <draw:path draw:style-name="gr1" draw:text-style-name="P1" draw:layer="layout" svg:width="0.25cm" svg:height="0.442cm" svg:x="4.355cm" svg:y="11.976cm" svg:viewBox="0 0 251 443" svg:d="M104 176h-92v-45h146v267h93v45h-251v-45h104zM123 0c6 0 11 1 16 3 6 3 10 6 14 10 4 3 7 8 9 13s3 11 3 17c0 5-1 11-3 16s-5 10-9 14-8 7-14 9c-5 2-10 3-16 3s-12-1-17-3-10-5-14-9-6-9-9-14c-2-5-3-11-3-16 0-6 1-12 3-17 3-5 5-10 9-13 4-4 9-7 14-10 5-2 11-3 17-3z">
          <text:p/>
        </draw:path>
        <draw:path draw:style-name="gr1" draw:text-style-name="P1" draw:layer="layout" svg:width="0.292cm" svg:height="0.322cm" svg:x="4.68cm" svg:y="12.101cm" svg:viewBox="0 0 293 323" svg:d="M293 159c0 24-4 46-10 66-7 21-17 38-30 52s-28 27-47 35c-18 8-39 11-62 11-24 0-44-3-62-10-17-7-32-18-45-31-12-14-21-30-28-50-6-20-9-43-9-69 0-24 3-46 10-66s17-37 29-51c13-15 29-26 47-34 19-8 40-12 64-12 22 0 42 4 60 11 17 6 32 17 45 30 12 13 21 30 28 50 6 19 10 42 10 68zM238 161c0-19-3-36-7-50s-10-26-18-36-17-17-29-22c-11-5-23-7-37-7-16 0-31 3-43 10-11 6-21 14-28 25-7 10-13 23-16 37-4 13-5 28-5 43 0 20 2 36 6 51 4 14 11 26 18 36 8 10 18 17 29 22s25 7 39 7c16 0 30-3 41-9 12-7 21-15 28-26 8-10 13-22 16-36 4-14 6-29 6-45z">
          <text:p/>
        </draw:path>
        <draw:path draw:style-name="gr1" draw:text-style-name="P1" draw:layer="layout" svg:width="0.25cm" svg:height="0.317cm" svg:x="5.05cm" svg:y="12.101cm" svg:viewBox="0 0 251 318" svg:d="M0 6h48l2 50c9-11 18-20 27-27s17-13 25-17c9-5 17-7 25-9 9-2 18-3 27-3 32 0 56 10 72 29 17 18 25 48 25 86v203h-54v-199c0-24-4-42-14-55-9-11-22-17-40-17-7 0-13 1-20 3-6 2-12 5-19 10-7 6-14 12-23 20-8 9-17 19-27 31v207h-54z">
          <text:p/>
        </draw:path>
        <draw:path draw:style-name="gr1" draw:text-style-name="P1" draw:layer="layout" svg:width="0.256cm" svg:height="0.322cm" svg:x="5.391cm" svg:y="12.101cm" svg:viewBox="0 0 257 323" svg:d="M209 318l-1-43c-17 17-34 30-52 37-17 8-36 11-56 11-18 0-33-2-45-6-13-5-23-11-32-19-8-9-14-18-18-29s-5-23-5-35c0-31 11-56 34-73 24-18 58-27 105-27h64v-27c0-19-6-33-18-44-11-11-29-17-54-17-17 0-35 2-53 6-17 4-34 9-52 17v-49c6-3 14-5 22-7 9-3 18-5 27-7s19-3 29-4c11-1 21-2 32-2 19 0 36 2 51 6s28 11 38 19c10 9 18 19 24 32s8 28 8 45v216zM203 175h-68c-14 0-26 2-36 4-10 3-18 7-24 12s-11 11-14 18-4 14-4 23c0 6 1 12 2 17 2 6 5 11 9 15 5 4 10 7 17 10 6 2 14 4 24 4 13 0 27-4 43-12 16-7 33-19 51-36z">
          <text:p/>
        </draw:path>
        <draw:polygon draw:style-name="gr1" draw:text-style-name="P1" draw:layer="layout" svg:width="0.249cm" svg:height="0.438cm" svg:x="5.752cm" svg:y="11.98cm" svg:viewBox="0 0 250 439" draw:points="103,44 10,44 10,0 158,0 158,394 250,394 250,439 0,439 0,394 103,394">
          <text:p/>
        </draw:polygon>
        <draw:path draw:style-name="gr1" draw:text-style-name="P1" draw:layer="layout" svg:width="0.264cm" svg:height="0.443cm" svg:x="6.431cm" svg:y="11.98cm" svg:viewBox="0 0 265 444" svg:d="M0 290c0-27 3-50 10-71 8-21 18-39 32-53 13-14 30-25 48-32 19-7 40-11 63-11 10 0 20 0 29 2 10 1 19 3 29 6v-131h54v439h-49l-1-59c-16 22-32 38-50 49-17 10-36 15-57 15-17 0-33-3-47-11-13-7-25-17-34-31s-16-30-21-49c-4-19-6-40-6-63zM56 286c0 38 5 66 16 85 11 18 27 27 47 27 14 0 28-6 43-18 16-12 32-30 49-54v-146c-9-4-19-7-30-9s-21-3-32-3c-29 0-52 9-69 28-16 20-24 50-24 90z">
          <text:p/>
        </draw:path>
        <draw:path draw:style-name="gr1" draw:text-style-name="P1" draw:layer="layout" svg:width="0.257cm" svg:height="0.322cm" svg:x="6.787cm" svg:y="12.101cm" svg:viewBox="0 0 258 323" svg:d="M209 318l-2-43c-17 17-34 30-52 37-17 8-35 11-54 11-18 0-33-2-46-6-13-5-23-11-31-19-8-9-14-18-18-29s-6-23-6-35c0-31 12-56 35-73 23-18 58-27 103-27h65v-27c0-19-6-33-18-44s-30-17-54-17c-18 0-35 2-52 6s-35 9-53 17v-49c7-3 15-5 23-7 8-3 17-5 27-7 9-2 19-3 29-4s20-2 30-2c19 0 36 2 51 6s28 11 38 19c11 9 19 19 24 32 7 13 10 28 10 45v216zM203 175h-69c-13 0-25 2-35 4-9 3-17 7-23 12-7 5-11 11-14 18s-5 14-5 23c0 6 1 12 3 17 2 6 5 11 9 15s9 7 16 10c7 2 15 4 24 4 13 0 27-4 43-12 16-7 33-19 51-36z">
          <text:p/>
        </draw:path>
        <draw:path draw:style-name="gr1" draw:text-style-name="P1" draw:layer="layout" svg:width="0.28cm" svg:height="0.415cm" svg:x="7.115cm" svg:y="12.007cm" svg:viewBox="0 0 281 416" svg:d="M281 408c-12 3-24 5-37 6-13 2-27 2-40 2-39 0-68-8-88-26-19-18-28-45-28-82v-163h-88v-45h88v-86l54-14v100h139v45h-139v159c0 22 6 39 17 50 12 11 30 17 53 17 10 0 21-1 33-2 11-2 24-5 36-8z">
          <text:p/>
        </draw:path>
        <draw:path draw:style-name="gr1" draw:text-style-name="P1" draw:layer="layout" svg:width="0.257cm" svg:height="0.322cm" svg:x="7.485cm" svg:y="12.101cm" svg:viewBox="0 0 258 323" svg:d="M210 318l-1-43c-17 17-35 30-52 37-18 8-36 11-55 11-18 0-33-2-47-6-12-5-23-11-31-19-8-9-14-18-18-29s-6-23-6-35c0-31 12-56 35-73 23-18 59-27 104-27h65v-27c0-19-6-33-18-44s-30-17-54-17c-17 0-35 2-52 6-18 4-35 9-54 17v-49c7-3 15-5 23-7 9-3 17-5 28-7 9-2 19-3 29-4s20-2 31-2c18 0 35 2 50 6s28 11 39 19c10 9 18 19 24 32 5 13 8 28 8 45v216zM204 175h-69c-13 0-25 2-34 4-10 3-18 7-24 12s-12 11-15 18-5 14-5 23c0 6 1 12 3 17 2 6 5 11 10 15 4 4 10 7 16 10 7 2 15 4 25 4 12 0 26-4 42-12 16-7 33-19 51-36z">
          <text:p/>
        </draw:path>
        <draw:path draw:style-name="gr2" draw:text-style-name="P2" draw:layer="layout" svg:width="0.239cm" svg:height="0.323cm" svg:x="1.566cm" svg:y="13.742cm" svg:viewBox="0 0 240 324" svg:d="M240 232c0 11-2 21-6 30-3 9-9 17-16 24-6 6-13 12-22 17-8 5-17 8-27 12-10 3-20 5-30 6-10 2-20 3-30 3-21 0-40-1-58-3-17-2-35-5-51-9v-51c18 6 36 10 54 13s36 4 53 4c26 0 45-3 58-11 12-8 18-18 18-31 0-5-1-10-3-14-2-5-5-9-10-13-6-4-14-9-25-13-10-4-25-9-44-15-14-4-27-9-39-14s-22-11-31-19c-8-7-15-15-20-25s-7-21-7-35c0-8 1-18 5-28 5-10 11-20 21-29s23-16 40-22c16-6 37-9 62-9 12 0 25 1 40 2 15 2 31 4 47 7v48c-17-4-33-7-49-9-15-2-28-3-39-3-14 0-25 1-34 3s-17 5-23 9c-5 3-9 8-12 13-2 4-3 10-3 15 0 6 1 11 3 15 2 5 6 9 12 14 6 4 14 8 25 12 10 4 24 9 41 14 18 5 34 11 46 17 13 6 23 12 31 20 8 7 15 15 18 24s5 19 5 31z">
          <text:p/>
        </draw:path>
        <draw:path draw:style-name="gr2" draw:text-style-name="P2" draw:layer="layout" svg:width="0.281cm" svg:height="0.415cm" svg:x="1.878cm" svg:y="13.648cm" svg:viewBox="0 0 282 416" svg:d="M282 408c-13 3-25 5-38 6-13 2-27 2-41 2-39 0-68-8-87-26-20-18-29-45-29-82v-163h-87v-45h87v-86l54-14v100h141v45h-141v159c0 22 6 39 17 50 12 11 30 17 53 17 10 0 22-1 34-2 12-2 24-4 37-8z">
          <text:p/>
        </draw:path>
        <draw:path draw:style-name="gr2" draw:text-style-name="P2" draw:layer="layout" svg:width="0.255cm" svg:height="0.317cm" svg:x="2.27cm" svg:y="13.742cm" svg:viewBox="0 0 256 318" svg:d="M0 7h49l1 57c19-22 37-38 55-48s36-16 55-16c32 0 57 12 73 32 17 21 25 52 23 93h-54c0-27-4-47-12-59-9-12-21-18-39-18-7 0-14 1-22 4-7 2-15 6-22 12-8 6-16 13-25 22s-18 19-28 32v200h-54z">
          <text:p/>
        </draw:path>
        <draw:path draw:style-name="gr2" draw:text-style-name="P2" draw:layer="layout" svg:width="0.249cm" svg:height="0.442cm" svg:x="2.61cm" svg:y="13.617cm" svg:viewBox="0 0 250 443" svg:d="M103 175h-92v-44h147v267h92v45h-250v-45h103zM122 0c6 0 11 1 17 4 5 2 9 5 13 9s7 8 9 13 3 11 3 17-1 11-3 16-5 10-9 14-8 7-13 9c-6 2-11 3-17 3s-12-1-17-3-10-5-13-9c-4-4-7-9-9-14s-4-10-4-16 2-12 4-17 5-9 9-13c3-4 8-7 13-9 5-3 11-4 17-4z">
          <text:p/>
        </draw:path>
        <draw:path draw:style-name="gr2" draw:text-style-name="P2" draw:layer="layout" svg:width="0.25cm" svg:height="0.317cm" svg:x="2.955cm" svg:y="13.742cm" svg:viewBox="0 0 251 318" svg:d="M0 7h48l2 50c10-11 18-20 27-27 8-7 16-13 25-17 8-4 16-7 25-10 8-2 17-3 26-3 33 0 57 11 74 30 16 19 24 47 24 85v203h-54v-199c0-24-4-42-13-54-9-11-24-17-42-17-6 0-13 1-19 3-7 2-13 5-20 10s-14 11-22 20c-8 8-17 18-27 31v206h-54z">
          <text:p/>
        </draw:path>
        <draw:path draw:style-name="gr2" draw:text-style-name="P2" draw:layer="layout" svg:width="0.294cm" svg:height="0.447cm" svg:x="3.284cm" svg:y="13.742cm" svg:viewBox="0 0 295 448" svg:d="M245 50c6 7 11 15 14 25s5 20 5 31c0 16-3 31-9 44-6 14-14 25-25 35-11 9-24 17-39 22s-31 8-49 8c-13 0-25-2-37-4-12-3-21-7-28-11-4 6-7 11-10 17-2 5-4 11-4 17 0 8 4 14 11 19 8 6 18 8 32 9l82 3c15 0 29 2 42 6 13 3 25 8 34 15s17 15 22 24c5 10 8 22 8 35 0 14-3 27-9 40-6 12-15 23-28 32-12 10-28 17-47 23-19 5-42 8-69 8-25 0-48-2-65-6-18-4-32-9-44-17-11-7-19-15-25-25-5-10-7-21-7-32 0-15 3-30 10-41s18-22 33-33c-5-2-10-5-14-9s-7-8-10-12c-2-5-4-10-5-15-2-5-2-9-2-14 0-14 3-26 9-37 7-11 14-22 23-32-4-4-8-9-11-14-3-4-5-9-7-14-3-6-4-11-5-17-2-6-2-13-2-21 0-16 3-31 9-44 6-14 14-25 25-35 10-9 23-17 38-22 16-5 33-8 51-8 7 0 15 1 22 2s13 2 19 4h112v44zM57 363c0 15 8 25 23 32s38 10 65 10c17 0 31-1 43-5 12-3 21-7 28-12s13-11 16-17c3-7 4-13 4-20 0-14-5-23-15-29s-26-9-48-11l-82-2c-7 4-12 9-17 13-4 4-8 9-10 13-2 6-4 10-5 14-1 5-2 9-2 14zM74 107c0 10 1 19 5 28 3 8 7 15 14 21 6 6 13 10 22 13 8 4 17 5 27 5 11 0 20-2 28-5 9-4 16-9 22-15 5-6 10-13 12-21 4-9 5-17 5-26s-2-19-5-27-8-15-14-21-13-10-21-13c-8-4-17-5-27-5-11 0-20 2-29 5-8 4-15 9-22 15-6 6-10 13-13 21s-4 17-4 25z">
          <text:p/>
        </draw:path>
        <draw:path draw:style-name="gr3" draw:text-style-name="P3" draw:layer="layout" svg:width="0.275cm" svg:height="0.417cm" svg:x="3.987cm" svg:y="13.648cm" svg:viewBox="0 0 276 418" svg:d="M276 302c0 20-4 36-12 51-9 14-20 26-34 36s-31 17-50 21c-20 5-42 8-66 8-10 0-21-1-32-2-10 0-21-1-30-3-10-1-19-2-28-4s-17-4-24-5v-54c16 6 33 11 52 14 20 3 42 5 67 5 17 0 32-1 45-4 12-3 23-7 30-12 8-6 14-13 18-21s5-17 5-27c0-11-3-21-9-29-6-7-14-14-24-20-10-7-21-12-34-17-12-5-25-11-39-16-13-5-26-11-39-17-12-7-24-14-34-23-9-8-17-18-24-30-6-11-9-25-9-41 0-14 3-28 9-41 6-14 15-25 27-36 12-10 28-19 47-25 19-7 42-10 68-10 7 0 14 1 22 1 8 1 16 2 24 3 9 1 17 2 25 4 8 1 15 3 22 4v50c-16-5-32-8-48-10-16-3-31-4-46-4-32 0-55 5-70 16-15 10-22 24-22 42 0 11 3 21 9 28 6 8 14 15 24 22 10 6 21 11 34 17 13 4 26 10 39 15s26 11 39 18c13 6 24 14 34 23 10 8 18 19 25 30 6 12 9 26 9 43z">
          <text:p/>
        </draw:path>
        <draw:path draw:style-name="gr3" draw:text-style-name="P3" draw:layer="layout" svg:width="0.25cm" svg:height="0.317cm" svg:x="4.352cm" svg:y="13.748cm" svg:viewBox="0 0 251 318" svg:d="M251 311h-48l-2-50c-10 11-19 19-27 27-8 7-17 12-25 17-8 4-17 7-25 10-8 2-17 3-26 3-32 0-57-11-73-30-17-18-25-47-25-85v-203h55v199c0 48 18 71 54 71 6 0 13-1 19-2 6-2 13-6 20-11s14-11 22-20c8-8 17-18 27-31v-206h54z">
          <text:p/>
        </draw:path>
        <draw:path draw:style-name="gr3" draw:text-style-name="P3" draw:layer="layout" svg:width="0.266cm" svg:height="0.442cm" svg:x="4.701cm" svg:y="13.621cm" svg:viewBox="0 0 267 443" svg:d="M267 278c0 26-4 49-11 69-7 21-17 38-30 52-14 14-30 25-49 33-19 7-40 11-64 11-18 0-37-2-56-6-19-3-38-9-57-16v-421h54v121l-3 57c16-21 32-35 50-44 18-8 37-13 57-13 18 0 33 4 48 11 13 8 24 18 33 32 10 13 16 30 21 49s7 40 7 65zM212 280c0-17-2-32-4-46-2-13-7-25-12-35-5-9-12-17-20-22-8-6-18-9-29-9-7 0-14 1-21 4-7 2-14 5-22 11-7 5-15 11-24 20-8 8-17 18-26 31v152c10 4 21 7 32 10 11 2 21 3 31 3 13 0 24-2 36-6 11-4 21-10 29-19 9-10 16-22 22-37 5-15 8-34 8-57z">
          <text:p/>
        </draw:path>
        <draw:path draw:style-name="gr3" draw:text-style-name="P3" draw:layer="layout" svg:width="0.23cm" svg:height="0.572cm" svg:x="5.041cm" svg:y="13.617cm" svg:viewBox="0 0 231 573" svg:d="M221 131v306c0 22-3 41-10 58-6 17-15 31-26 43-12 11-26 20-43 26s-37 9-58 9c-15 0-30-1-45-4-14-3-27-7-39-12v-51c6 3 13 6 20 9 8 3 15 5 23 7s16 3 24 4c7 1 15 1 22 1 25 0 44-7 57-22s20-37 20-66v-264h-153v-44zM188 0c6 0 12 1 17 4 5 2 10 5 13 9 4 4 7 8 9 13 3 5 4 11 4 17s-1 11-4 16c-2 5-5 10-9 14-3 4-8 7-13 9s-11 3-17 3-11-1-17-3c-5-2-9-5-13-9s-7-9-9-14-3-10-3-16 1-12 3-17 5-9 9-13 8-7 13-9c6-3 11-4 17-4z">
          <text:p/>
        </draw:path>
        <draw:path draw:style-name="gr3" draw:text-style-name="P3" draw:layer="layout" svg:width="0.276cm" svg:height="0.323cm" svg:x="5.386cm" svg:y="13.742cm" svg:viewBox="0 0 277 324" svg:d="M277 145c0 8 0 14 0 19-1 5-1 10-1 15h-220c0 32 9 56 27 73 18 18 43 27 77 27 9 0 18-1 27-1 9-1 18-2 26-3 9-2 17-3 25-4 7-2 15-4 21-7v46c-14 4-31 7-50 10-18 2-37 4-57 4-27 0-50-4-69-11s-35-18-47-32c-13-13-22-31-28-51-5-20-8-43-8-68 0-22 3-43 9-62 6-20 16-37 28-51 12-15 27-27 44-36 18-8 38-13 60-13s41 4 58 10c17 7 31 17 42 30 11 12 20 27 26 45 7 18 10 38 10 60zM220 137c0-14-1-26-4-38-4-11-9-21-16-29-7-9-15-15-25-20-11-4-23-7-36-7-12 0-23 3-33 7-9 5-18 11-25 19-7 9-13 18-17 30s-7 24-8 38z">
          <text:p/>
        </draw:path>
        <draw:path draw:style-name="gr3" draw:text-style-name="P3" draw:layer="layout" svg:width="0.242cm" svg:height="0.32cm" svg:x="5.748cm" svg:y="13.743cm" svg:viewBox="0 0 243 321" svg:d="M243 305c-14 6-29 10-43 12-15 3-31 4-47 4-49 0-87-13-114-40-26-26-39-65-39-116 0-25 3-48 11-68 8-21 18-38 32-52s31-25 50-33 40-12 63-12c17 0 33 1 47 4 14 2 27 6 40 11v51c-13-7-27-12-41-15s-29-5-44-5c-14 0-27 3-40 8-12 5-23 13-32 23s-17 22-22 36c-5 15-8 32-8 50 0 37 9 65 27 84 19 19 44 28 77 28 14 0 29-1 43-5 14-3 27-8 40-15z">
          <text:p/>
        </draw:path>
        <draw:path draw:style-name="gr3" draw:text-style-name="P3" draw:layer="layout" svg:width="0.281cm" svg:height="0.415cm" svg:x="6.067cm" svg:y="13.648cm" svg:viewBox="0 0 282 416" svg:d="M282 408c-12 3-25 5-38 6-14 2-27 2-40 2-39 0-69-8-88-26s-29-45-29-82v-163h-87v-45h87v-86l54-14v100h141v45h-141v159c0 22 6 39 18 50s30 17 53 17c10 0 20-1 33-2 12-2 24-4 37-8z">
          <text:p/>
        </draw:path>
        <draw:path draw:style-name="gr4" draw:text-style-name="P4" draw:layer="layout" svg:width="0.267cm" svg:height="0.154cm" svg:x="6.787cm" svg:y="13.813cm" svg:viewBox="0 0 268 155" svg:d="M268 47h-268v-47h268zM268 155h-268v-46h268z">
          <text:p/>
        </draw:path>
        <draw:path draw:style-name="gr4" draw:text-style-name="P4" draw:layer="layout" svg:width="0.189cm" svg:height="0.145cm" svg:x="7.524cm" svg:y="13.621cm" svg:viewBox="0 0 190 146" svg:d="M69 0l-9 146h-51l-9-146zM190 0l-8 146h-52l-9-146z">
          <text:p/>
        </draw:path>
        <draw:path draw:style-name="gr4" draw:text-style-name="P4" draw:layer="layout" svg:width="0.189cm" svg:height="0.145cm" svg:x="13.11cm" svg:y="13.621cm" svg:viewBox="0 0 190 146" svg:d="M70 0l-9 146h-52l-9-146zM190 0l-8 146h-51l-9-146z">
          <text:p/>
        </draw:path>
        <draw:path draw:style-name="gr4" draw:text-style-name="P4" draw:layer="layout" svg:width="0.15cm" svg:height="0.423cm" svg:x="13.457cm" svg:y="13.742cm" svg:viewBox="0 0 151 424" svg:d="M0 381c10 0 21-1 31-3 10-3 19-6 26-10 8-5 14-10 19-17 4-7 7-14 7-22 0-9-2-16-5-22-3-5-6-10-10-14-4-5-7-10-10-15s-4-12-4-21c0-4 0-9 2-14 2-4 4-9 7-12 4-4 8-8 14-10 5-3 11-4 18-4 8 0 15 2 21 5 7 3 13 7 18 14 5 6 9 13 12 23 3 9 5 20 5 33 0 17-4 33-10 49s-16 30-28 42c-13 13-28 23-47 30s-41 11-66 11zM98 0c6 0 12 2 18 4 6 3 11 6 15 10 5 5 8 10 11 16 2 5 4 11 4 18s-2 13-4 19c-3 5-6 10-11 14-4 5-9 8-15 11-6 2-12 3-18 3-7 0-13-1-19-3-5-3-10-6-15-11-4-4-7-9-10-14-2-6-4-12-4-19s2-13 4-18c3-6 6-11 10-16 5-4 10-7 15-10 6-2 12-4 19-4z">
          <text:p/>
        </draw:path>
        <draw:path draw:style-name="gr2" draw:text-style-name="P2" draw:layer="layout" svg:width="0.239cm" svg:height="0.323cm" svg:x="1.566cm" svg:y="15.383cm" svg:viewBox="0 0 240 324" svg:d="M240 232c0 12-2 22-6 31-3 8-9 16-16 23-6 7-13 12-22 17-8 5-17 9-27 12s-20 5-30 6c-10 2-20 3-30 3-21 0-40-1-58-3-17-2-35-5-51-9v-50c18 5 36 9 54 12s36 4 53 4c26 0 45-3 58-10 12-7 18-17 18-30 0-7-1-12-3-16-2-5-5-9-10-13-6-4-14-8-25-13-10-4-25-9-44-15-14-4-27-9-39-14s-22-11-31-19c-8-7-15-15-20-25s-7-21-7-34c0-9 1-19 5-29 5-10 11-20 21-29s23-16 40-22c16-6 37-9 62-9 12 0 25 1 40 2 15 2 31 4 47 7v48c-17-4-33-7-49-9-15-2-28-3-39-3-14 0-25 1-34 3s-17 5-23 9c-5 3-9 8-12 13-2 5-3 10-3 15 0 6 1 11 3 15 2 5 6 9 12 14 6 4 14 8 25 12 10 5 24 9 41 14 18 5 34 11 46 17 13 6 23 12 31 20 8 7 15 15 18 24s5 20 5 31z">
          <text:p/>
        </draw:path>
        <draw:path draw:style-name="gr2" draw:text-style-name="P2" draw:layer="layout" svg:width="0.281cm" svg:height="0.415cm" svg:x="1.878cm" svg:y="15.289cm" svg:viewBox="0 0 282 416" svg:d="M282 408c-13 3-25 5-38 6-13 2-27 2-41 2-39 0-68-8-87-26-20-18-29-45-29-81v-164h-87v-45h87v-86l54-14v100h141v45h-141v159c0 23 6 39 17 50 12 11 30 17 53 17 10 0 22-1 34-2 12-2 24-4 37-8z">
          <text:p/>
        </draw:path>
        <draw:path draw:style-name="gr2" draw:text-style-name="P2" draw:layer="layout" svg:width="0.255cm" svg:height="0.317cm" svg:x="2.27cm" svg:y="15.383cm" svg:viewBox="0 0 256 318" svg:d="M0 6h49l1 57c19-22 37-38 55-48s36-15 55-15c32 0 57 11 73 32 17 20 25 51 23 93h-54c0-28-4-47-12-60-9-12-21-18-39-18-7 0-14 1-22 4-7 2-15 6-22 12-8 6-16 13-25 22s-18 20-28 32v201h-54z">
          <text:p/>
        </draw:path>
        <draw:path draw:style-name="gr2" draw:text-style-name="P2" draw:layer="layout" svg:width="0.249cm" svg:height="0.442cm" svg:x="2.61cm" svg:y="15.258cm" svg:viewBox="0 0 250 443" svg:d="M103 176h-92v-45h147v266h92v46h-250v-46h103zM122 0c6 0 11 1 17 4 5 2 9 5 13 9s7 8 9 13 3 11 3 17-1 11-3 16-5 10-9 14-8 7-13 9c-6 2-11 3-17 3s-12-1-17-3-10-5-13-9c-4-4-7-9-9-14s-4-10-4-16 2-12 4-17 5-9 9-13c3-4 8-7 13-9 5-3 11-4 17-4z">
          <text:p/>
        </draw:path>
        <draw:path draw:style-name="gr2" draw:text-style-name="P2" draw:layer="layout" svg:width="0.25cm" svg:height="0.317cm" svg:x="2.955cm" svg:y="15.383cm" svg:viewBox="0 0 251 318" svg:d="M0 6h48l2 50c10-11 18-20 27-27 8-7 16-13 25-17 8-4 16-7 25-9 8-2 17-3 26-3 33 0 57 10 74 29 16 19 24 47 24 85v204h-54v-200c0-24-4-42-13-54-9-11-24-17-42-17-6 0-13 1-19 3-7 2-13 5-20 10s-14 11-22 20c-8 8-17 18-27 31v207h-54z">
          <text:p/>
        </draw:path>
        <draw:path draw:style-name="gr2" draw:text-style-name="P2" draw:layer="layout" svg:width="0.294cm" svg:height="0.447cm" svg:x="3.284cm" svg:y="15.383cm" svg:viewBox="0 0 295 448" svg:d="M245 51c6 7 11 16 14 25 3 10 5 20 5 31 0 16-3 31-9 45-6 13-14 24-25 34-11 9-24 17-39 22s-31 8-49 8c-13 0-25-2-37-4-12-3-21-7-28-11-4 6-7 11-10 17-2 5-4 11-4 17 0 8 4 14 11 20 8 5 18 7 32 8l82 3c15 1 29 2 42 6 13 3 25 9 34 15 9 7 17 15 22 25 5 9 8 21 8 33 0 14-3 27-9 40-6 12-15 23-28 32-12 10-28 17-47 23s-42 8-69 8c-25 0-48-2-65-6-18-4-32-9-44-17-11-7-19-15-25-25-5-10-7-20-7-32 0-15 3-29 10-40s18-22 33-33c-5-2-10-5-14-9s-7-8-10-12c-2-5-4-10-5-15-2-4-2-9-2-14 0-13 3-26 9-37 7-11 14-22 23-32-4-4-8-9-11-14-3-4-5-9-7-14-3-6-4-11-5-17-2-6-2-13-2-21 0-16 3-31 9-44 6-14 14-25 25-36 10-9 23-17 38-22 16-5 33-8 51-8 7 0 15 1 22 2s13 2 19 4h112v45zM57 363c0 15 8 25 23 32s38 10 65 10c17 0 31-1 43-4s21-8 28-13 13-11 16-17c3-7 4-13 4-20 0-13-5-22-15-28s-26-9-48-10l-82-3c-7 4-12 9-17 13-4 4-8 9-10 13-2 5-4 9-5 13-1 5-2 10-2 14zM74 109c0 9 1 19 5 27 3 8 7 15 14 21 6 6 13 10 22 14 8 3 17 4 27 4 11 0 20-2 28-5 9-4 16-9 22-15 5-6 10-13 12-21 4-8 5-17 5-25 0-10-2-19-5-28-3-8-8-15-14-21s-13-10-21-13-17-5-27-5c-11 0-20 2-29 5-8 4-15 9-22 15-6 6-10 13-13 21s-4 17-4 26z">
          <text:p/>
        </draw:path>
        <draw:path draw:style-name="gr3" draw:text-style-name="P3" draw:layer="layout" svg:width="0.314cm" svg:height="0.417cm" svg:x="3.971cm" svg:y="15.289cm" svg:viewBox="0 0 315 418" svg:d="M315 206c0 36-4 68-13 94-9 28-20 49-36 67-14 17-31 30-51 38-19 9-40 13-62 13-26 0-48-5-68-14-19-10-35-23-48-41-12-18-22-40-28-66s-9-55-9-86c0-36 4-68 12-94 9-27 20-48 35-65 14-18 31-31 51-39 19-8 40-13 62-13 26 0 48 5 68 15 19 9 35 23 49 41 13 17 22 39 28 64 7 25 10 54 10 86zM257 210c0-24-2-46-6-65-3-20-9-37-17-51-8-15-19-26-32-34-12-7-28-11-46-11-17 0-32 4-45 12-12 9-22 20-30 34-8 15-14 32-18 51s-6 40-6 61c0 24 2 46 6 66 3 20 9 37 17 52 8 14 18 25 31 33 12 8 28 12 45 12 18 0 33-5 45-13 13-8 23-20 31-34 9-15 15-32 19-51 4-20 6-40 6-62z">
          <text:p/>
        </draw:path>
        <draw:path draw:style-name="gr3" draw:text-style-name="P3" draw:layer="layout" svg:width="0.275cm" svg:height="0.417cm" svg:x="4.336cm" svg:y="15.289cm" svg:viewBox="0 0 276 418" svg:d="M276 301c0 21-4 37-12 52-7 14-19 27-33 36-14 10-31 17-51 22-20 4-42 7-65 7-11 0-22-1-33-2-10 0-20-1-30-3-10-1-19-2-28-4s-17-3-24-5v-54c16 6 33 11 53 14 19 3 41 5 66 5 17 0 33-1 45-4s24-7 32-12c8-6 13-13 17-21 4-7 6-16 6-27s-4-21-10-28c-6-8-14-15-25-21-10-6-21-12-34-17-12-5-25-10-39-16-13-5-26-11-39-17-12-6-23-14-33-22-10-9-18-19-25-31-6-11-9-25-9-41 0-14 3-28 9-41s15-25 27-36c12-10 28-19 47-25s42-10 68-10c7 0 15 1 22 1 9 1 18 2 26 3s16 2 24 4c8 1 15 3 22 4v50c-16-5-32-8-48-10-16-3-32-4-47-4-31 0-55 5-70 16-15 10-22 25-22 42 0 11 3 21 9 28 6 8 14 15 24 22 10 6 21 12 34 17s26 10 39 15c13 6 27 11 40 18 13 6 24 14 34 23 10 8 18 19 24 30 6 12 9 26 9 42z">
          <text:p/>
        </draw:path>
        <draw:path draw:style-name="gr4" draw:text-style-name="P4" draw:layer="layout" svg:width="0.267cm" svg:height="0.154cm" svg:x="5.041cm" svg:y="15.454cm" svg:viewBox="0 0 268 155" svg:d="M268 46h-268v-46h268zM268 155h-268v-46h268z">
          <text:p/>
        </draw:path>
        <draw:path draw:style-name="gr4" draw:text-style-name="P4" draw:layer="layout" svg:width="0.189cm" svg:height="0.145cm" svg:x="5.779cm" svg:y="15.262cm" svg:viewBox="0 0 190 146" svg:d="M68 0l-9 146h-50l-9-146zM190 0l-9 146h-52l-9-146z">
          <text:p/>
        </draw:path>
        <draw:path draw:style-name="gr4" draw:text-style-name="P4" draw:layer="layout" svg:width="0.189cm" svg:height="0.145cm" svg:x="13.11cm" svg:y="15.262cm" svg:viewBox="0 0 190 146" svg:d="M70 0l-9 146h-52l-9-146zM190 0l-8 146h-51l-9-146z">
          <text:p/>
        </draw:path>
        <draw:path draw:style-name="gr4" draw:text-style-name="P4" draw:layer="layout" svg:width="0.15cm" svg:height="0.423cm" svg:x="13.457cm" svg:y="15.383cm" svg:viewBox="0 0 151 424" svg:d="M0 382c10 0 21-1 31-3s19-6 26-10c8-5 14-10 19-17 4-6 7-14 7-22 0-9-2-16-5-21-3-6-6-11-10-15-4-5-7-10-10-15s-4-12-4-21c0-4 0-9 2-13 2-5 4-9 7-13 4-4 8-8 14-10 5-2 11-4 18-4 8 0 15 2 21 5 7 3 13 7 18 14 5 6 9 14 12 23s5 20 5 33c0 17-4 33-10 49s-16 30-28 42c-13 12-28 22-47 29-19 8-41 11-66 11zM98 0c6 0 12 2 18 4 6 3 11 6 15 11 5 4 8 10 11 16 2 5 4 12 4 18 0 7-2 13-4 19-3 5-6 10-11 15-4 4-9 7-15 10-6 2-12 3-18 3-7 0-13-1-19-3-5-3-10-6-15-10-4-5-7-10-10-15-2-6-4-12-4-19 0-6 2-13 4-18 3-6 6-12 10-16 5-5 10-8 15-11 6-2 12-4 19-4z">
          <text:p/>
        </draw:path>
        <draw:path draw:style-name="gr2" draw:text-style-name="P2" draw:layer="layout" svg:width="0.239cm" svg:height="0.323cm" svg:x="1.566cm" svg:y="17.024cm" svg:viewBox="0 0 240 324" svg:d="M240 233c0 11-2 21-6 30-3 8-9 16-16 23-6 7-13 12-22 17-8 5-17 9-27 12s-20 5-30 7c-10 1-20 2-30 2-21 0-40-1-58-3-17-2-35-5-51-9v-50c18 6 36 10 54 12 18 3 36 4 53 4 26 0 45-3 58-10 12-7 18-17 18-30 0-6-1-11-3-15-2-5-5-9-10-13-6-4-14-9-25-14-10-4-25-9-44-15-14-4-27-8-39-14-12-5-22-11-31-18-8-8-15-16-20-26s-7-21-7-34c0-9 1-19 5-29 5-10 11-20 21-29 10-8 23-16 40-22 16-6 37-9 62-9 12 0 25 1 40 3 15 1 31 3 47 6v48c-17-4-33-7-49-9-15-2-28-3-39-3-14 0-25 1-34 3-9 3-17 5-23 9-5 4-9 8-12 13-2 5-3 10-3 15 0 6 1 11 3 16 2 4 6 8 12 13 6 4 14 8 25 13 10 4 24 8 41 13 18 6 34 11 46 17 13 6 23 13 31 20s15 15 18 24c3 10 5 21 5 32z">
          <text:p/>
        </draw:path>
        <draw:path draw:style-name="gr2" draw:text-style-name="P2" draw:layer="layout" svg:width="0.281cm" svg:height="0.416cm" svg:x="1.878cm" svg:y="16.93cm" svg:viewBox="0 0 282 417" svg:d="M282 408c-13 3-25 5-38 6-13 2-27 3-41 3-39 0-68-9-87-27-20-18-29-45-29-81v-164h-87v-45h87v-86l54-14v100h141v45h-141v159c0 23 6 39 17 51 12 11 30 16 53 16 10 0 22-1 34-2 12-2 24-4 37-8z">
          <text:p/>
        </draw:path>
        <draw:path draw:style-name="gr2" draw:text-style-name="P2" draw:layer="layout" svg:width="0.255cm" svg:height="0.317cm" svg:x="2.27cm" svg:y="17.024cm" svg:viewBox="0 0 256 318" svg:d="M0 6h49l1 57c19-22 37-38 55-48s36-15 55-15c32 0 57 11 73 32 17 21 25 52 23 93h-54c0-28-4-47-12-59-9-13-21-19-39-19-7 0-14 1-22 4-7 2-15 7-22 12-8 6-16 13-25 22s-18 20-28 32v201h-54z">
          <text:p/>
        </draw:path>
        <draw:path draw:style-name="gr2" draw:text-style-name="P2" draw:layer="layout" svg:width="0.249cm" svg:height="0.442cm" svg:x="2.61cm" svg:y="16.899cm" svg:viewBox="0 0 250 443" svg:d="M103 177h-92v-45h147v266h92v45h-250v-45h103zM122 0c6 0 11 2 17 4 5 2 9 5 13 9s7 8 9 13 3 11 3 17-1 11-3 16-5 10-9 14-8 8-13 10c-6 2-11 3-17 3s-12-1-17-3-10-6-13-10c-4-4-7-9-9-14s-4-10-4-16 2-12 4-17 5-9 9-13c3-4 8-7 13-9s11-4 17-4z">
          <text:p/>
        </draw:path>
        <draw:path draw:style-name="gr2" draw:text-style-name="P2" draw:layer="layout" svg:width="0.25cm" svg:height="0.317cm" svg:x="2.955cm" svg:y="17.024cm" svg:viewBox="0 0 251 318" svg:d="M0 6h48l2 50c10-11 18-19 27-26 8-8 16-14 25-18 8-4 16-7 25-9 8-2 17-3 26-3 33 0 57 10 74 29 16 19 24 47 24 85v204h-54v-200c0-24-4-42-13-53-9-12-24-18-42-18-6 0-13 1-19 3-7 2-13 5-20 10s-14 11-22 20c-8 8-17 18-27 31v207h-54z">
          <text:p/>
        </draw:path>
        <draw:path draw:style-name="gr2" draw:text-style-name="P2" draw:layer="layout" svg:width="0.294cm" svg:height="0.448cm" svg:x="3.284cm" svg:y="17.024cm" svg:viewBox="0 0 295 449" svg:d="M245 50c6 7 11 16 14 25 3 10 5 20 5 31 0 17-3 31-9 45-6 13-14 24-25 34s-24 18-39 23-31 8-49 8c-13 0-25-1-37-4s-21-7-28-11c-4 6-7 12-10 17-2 5-4 11-4 17 0 8 4 15 11 20 8 5 18 8 32 8l82 3c15 0 29 3 42 6 13 4 25 9 34 15 9 7 17 15 22 25 5 9 8 21 8 34s-3 26-9 39c-6 12-15 23-28 33-12 9-28 16-47 22s-42 9-69 9c-25 0-48-3-65-7-18-4-32-9-44-17-11-7-19-15-25-25-5-10-7-20-7-32 0-15 3-28 10-40 7-11 18-22 33-33-5-2-10-5-14-9s-7-8-10-12c-2-5-4-9-5-14-2-5-2-10-2-15 0-13 3-26 9-37 7-11 14-23 23-33-4-4-8-9-11-13-3-5-5-10-7-15-3-5-4-11-5-17-2-6-2-13-2-21 0-16 3-31 9-44 6-14 14-25 25-35 10-9 23-16 38-22 16-5 33-8 51-8 7 0 15 1 22 2s13 2 19 4h112v44zM57 363c0 15 8 26 23 32 15 7 38 10 65 10 17 0 31-1 43-4s21-7 28-13c7-5 13-10 16-17 3-6 4-13 4-20 0-12-5-22-15-28s-26-9-48-10l-82-3c-7 4-12 9-17 13-4 5-8 9-10 13-2 5-4 9-5 14-1 4-2 9-2 13zM74 108c0 10 1 19 5 27 3 8 7 15 14 21 6 6 13 10 22 14 8 3 17 4 27 4 11 0 20-1 28-5 9-4 16-9 22-15 5-6 10-13 12-21 4-8 5-17 5-25 0-10-2-19-5-28-3-8-8-15-14-21-6-5-13-10-21-13s-17-5-27-5c-11 0-20 2-29 5-8 4-15 9-22 15-6 6-10 13-13 21-3 9-4 17-4 26z">
          <text:p/>
        </draw:path>
        <draw:path draw:style-name="gr3" draw:text-style-name="P3" draw:layer="layout" svg:width="0.292cm" svg:height="0.405cm" svg:x="3.987cm" svg:y="16.936cm" svg:viewBox="0 0 293 406" svg:d="M293 198c0 20-1 38-4 56s-8 35-14 51c-7 15-16 29-26 41-12 13-25 23-40 32s-33 16-53 21c-21 5-44 7-69 7h-87v-406h104c63 0 111 16 142 49 32 32 47 82 47 149zM234 202c0-29-2-53-8-73-5-20-13-36-24-48s-25-21-41-26c-17-6-36-9-59-9h-47v312h41c92 0 138-51 138-156z">
          <text:p/>
        </draw:path>
        <draw:polygon draw:style-name="gr3" draw:text-style-name="P3" draw:layer="layout" svg:width="0.231cm" svg:height="0.405cm" svg:x="4.364cm" svg:y="16.936cm" svg:viewBox="0 0 232 406" draw:points="232,406 0,406 0,0 232,0 232,46 56,46 56,172 225,172 225,219 56,219 56,359 232,359">
          <text:p/>
        </draw:polygon>
        <draw:path draw:style-name="gr4" draw:text-style-name="P4" draw:layer="layout" svg:width="0.267cm" svg:height="0.154cm" svg:x="5.041cm" svg:y="17.095cm" svg:viewBox="0 0 268 155" svg:d="M268 46h-268v-46h268zM268 155h-268v-47h268z">
          <text:p/>
        </draw:path>
        <draw:path draw:style-name="gr4" draw:text-style-name="P4" draw:layer="layout" svg:width="0.189cm" svg:height="0.146cm" svg:x="5.779cm" svg:y="16.903cm" svg:viewBox="0 0 190 147" svg:d="M68 0l-9 147h-50l-9-147zM190 0l-9 147h-52l-9-147z">
          <text:p/>
        </draw:path>
        <draw:path draw:style-name="gr4" draw:text-style-name="P4" draw:layer="layout" svg:width="0.189cm" svg:height="0.146cm" svg:x="13.11cm" svg:y="16.903cm" svg:viewBox="0 0 190 147" svg:d="M70 0l-9 147h-52l-9-147zM190 0l-8 147h-51l-9-147z">
          <text:p/>
        </draw:path>
        <draw:path draw:style-name="gr4" draw:text-style-name="P4" draw:layer="layout" svg:width="0.15cm" svg:height="0.423cm" svg:x="13.457cm" svg:y="17.024cm" svg:viewBox="0 0 151 424" svg:d="M0 382c10 0 21-1 31-3s19-6 26-10c8-5 14-10 19-17 4-6 7-14 7-22 0-9-2-16-5-21-3-6-6-11-10-15-4-5-7-10-10-15s-4-12-4-21c0-4 0-8 2-13s4-9 7-13c4-4 8-7 14-10 5-2 11-4 18-4 8 0 15 2 21 5 7 3 13 8 18 14s9 14 12 23 5 20 5 33c0 17-4 33-10 49s-16 30-28 42c-13 12-28 22-47 29-19 8-41 11-66 11zM98 0c6 0 12 2 18 4 6 3 11 6 15 11 5 4 8 9 11 15 2 6 4 12 4 18 0 7-2 13-4 20-3 5-6 10-11 15-4 4-9 7-15 10-6 2-12 4-18 4-7 0-13-2-19-4-5-3-10-6-15-10-4-5-7-10-10-15-2-7-4-13-4-20 0-6 2-12 4-18 3-6 6-11 10-15 5-5 10-8 15-11 6-2 12-4 19-4z">
          <text:p/>
        </draw:path>
        <draw:path draw:style-name="gr6" draw:text-style-name="P6" draw:layer="layout" svg:width="0.25cm" svg:height="0.442cm" svg:x="1.562cm" svg:y="18.54cm" svg:viewBox="0 0 251 443" svg:d="M104 176h-93v-45h147v267h93v45h-251v-45h104zM123 0c6 0 11 2 16 4s10 5 14 9 7 8 9 14c2 4 3 10 3 16s-1 11-3 16c-2 6-5 10-9 14s-9 7-14 9-10 3-16 3-12-1-17-3-10-5-14-9-6-8-9-14c-2-5-3-10-3-16s1-12 3-16c3-6 5-10 9-14s9-7 14-9 11-4 17-4z">
          <text:p/>
        </draw:path>
        <draw:path draw:style-name="gr6" draw:text-style-name="P6" draw:layer="layout" svg:width="0.25cm" svg:height="0.317cm" svg:x="1.908cm" svg:y="18.665cm" svg:viewBox="0 0 251 318" svg:d="M0 6h48l2 50c9-10 18-19 26-26 9-8 17-13 25-18 8-4 17-7 25-9 9-2 18-3 27-3 32 0 56 10 73 29s25 47 25 85v204h-55v-199c0-25-5-43-14-54-9-12-22-18-40-18-7 0-13 1-20 3-6 2-13 5-19 10-7 5-15 12-23 20-7 8-16 18-26 31v207h-54z">
          <text:p/>
        </draw:path>
        <draw:path draw:style-name="gr6" draw:text-style-name="P6" draw:layer="layout" svg:width="0.281cm" svg:height="0.416cm" svg:x="2.227cm" svg:y="18.571cm" svg:viewBox="0 0 282 417" svg:d="M282 408c-12 3-25 5-38 6-13 2-26 3-40 3-39 0-69-9-88-27-19-17-29-45-29-82v-163h-87v-45h87v-86l54-14v100h141v45h-141v158c0 24 6 41 19 52 12 11 29 16 52 16 10 0 21-1 33-2 12-2 24-4 37-8z">
          <text:p/>
        </draw:path>
        <draw:path draw:style-name="gr3" draw:text-style-name="P3" draw:layer="layout" svg:width="0.273cm" svg:height="0.405cm" svg:x="2.958cm" svg:y="18.577cm" svg:viewBox="0 0 274 406" svg:d="M274 406h-62l-61-129c-5-10-10-18-14-26-5-6-10-12-16-15-5-4-11-7-18-9-6-1-13-2-22-2h-26v181h-55v-406h109c23 0 44 3 61 8s31 12 42 21c11 10 19 21 24 34s8 28 8 44c0 12-2 24-6 36-4 11-9 21-17 30-7 9-16 17-27 24s-24 12-38 15c11 4 21 11 30 21 8 10 16 24 24 40zM186 111c0-21-8-38-21-48-14-11-33-16-58-16h-52v134h45c13 0 25-2 35-5 11-3 19-7 27-13 7-6 13-13 17-22 5-9 7-19 7-30z">
          <text:p/>
        </draw:path>
        <draw:path draw:style-name="gr3" draw:text-style-name="P3" draw:layer="layout" svg:width="0.257cm" svg:height="0.323cm" svg:x="3.296cm" svg:y="18.665cm" svg:viewBox="0 0 258 324" svg:d="M209 318l-1-42c-17 17-34 29-53 37-17 7-35 11-55 11-17 0-33-2-45-7-13-5-23-11-32-19-8-8-14-17-18-28-3-10-5-22-5-35 0-31 11-55 35-74 23-18 57-27 103-27h65v-27c0-18-6-33-17-44-12-11-31-17-55-17-18 0-35 2-52 6s-35 10-53 17v-49c7-2 14-5 23-7 8-2 17-5 26-6 10-2 19-4 29-5 11-1 21-2 31-2 19 0 37 3 52 7s28 10 38 19c11 8 19 19 24 31 6 13 9 28 9 46v215zM203 177h-69c-14 0-25 1-35 4-10 2-18 6-24 11s-11 11-14 18-4 15-4 23c0 6 1 12 3 18 2 5 5 10 9 14s9 8 16 10c6 3 15 4 24 4 12 0 27-4 42-11 18-8 35-20 52-36z">
          <text:p/>
        </draw:path>
        <draw:path draw:style-name="gr3" draw:text-style-name="P3" draw:layer="layout" svg:width="0.293cm" svg:height="0.317cm" svg:x="3.632cm" svg:y="18.665cm" svg:viewBox="0 0 294 318" svg:d="M244 318v-224c0-10 0-18-1-24 0-6-2-11-3-15-2-3-4-6-6-7-2-2-5-3-9-3s-8 2-11 4c-4 3-8 7-12 12-4 6-8 13-13 23-5 9-10 20-17 33v201h-49v-218c0-12-1-21-2-28 0-7-1-12-3-16s-4-7-6-8c-3-2-5-3-9-3s-7 1-11 4c-3 2-7 5-11 11-4 5-8 12-13 22-5 9-11 21-18 35v201h-50v-312h42l2 59c6-12 11-22 16-30s10-15 16-20c5-5 11-9 17-11s13-4 20-4c17 0 30 6 38 17 9 11 13 28 13 51 5-11 10-21 15-29s10-15 15-21c6-6 12-10 18-13 7-3 15-5 23-5 39 0 59 30 59 91v227z">
          <text:p/>
        </draw:path>
        <draw:path draw:style-name="gr3" draw:text-style-name="P3" draw:layer="layout" svg:width="0.275cm" svg:height="0.417cm" svg:x="3.987cm" svg:y="18.571cm" svg:viewBox="0 0 276 418" svg:d="M276 302c0 19-4 36-12 50-9 16-20 28-34 37-14 10-31 17-50 22-20 5-42 7-66 7-10 0-21-1-32-1-10-1-21-2-30-4-10-1-19-2-28-4-9-1-17-3-24-5v-54c16 5 33 11 52 14 20 4 42 5 67 5 17 0 32-1 45-4 12-3 23-7 30-13 8-6 14-13 18-20 4-8 5-17 5-27 0-11-3-21-9-28-6-8-14-15-24-21s-21-12-34-17c-12-5-25-10-39-16-13-5-26-11-39-17-12-6-24-14-34-22-9-9-17-19-24-31-6-11-9-25-9-41 0-14 3-27 9-41 6-13 15-25 27-36 12-10 28-19 47-25s42-10 68-10c7 0 14 1 22 1 8 1 16 2 24 3 9 1 17 3 25 4s15 3 22 5v49c-16-4-32-8-48-10s-31-4-46-4c-32 0-55 6-70 16-15 11-22 25-22 43 0 10 3 20 9 28s14 15 24 21 21 12 34 17 26 10 39 15c13 6 26 12 39 18s24 14 34 23 18 19 25 31c6 11 9 25 9 42z">
          <text:p/>
        </draw:path>
        <draw:path draw:style-name="gr3" draw:text-style-name="P3" draw:layer="layout" svg:width="0.25cm" svg:height="0.442cm" svg:x="4.355cm" svg:y="18.54cm" svg:viewBox="0 0 251 443" svg:d="M104 176h-92v-45h146v267h93v45h-251v-45h104zM123 0c6 0 11 2 16 4 6 2 10 5 14 9s7 8 9 14c2 4 3 10 3 16s-1 11-3 16c-2 6-5 10-9 14s-8 7-14 9c-5 2-10 3-16 3s-12-1-17-3-10-5-14-9-6-8-9-14c-2-5-3-10-3-16s1-12 3-16c3-6 5-10 9-14s9-7 14-9 11-4 17-4z">
          <text:p/>
        </draw:path>
        <draw:polygon draw:style-name="gr3" draw:text-style-name="P3" draw:layer="layout" svg:width="0.251cm" svg:height="0.311cm" svg:x="4.702cm" svg:y="18.671cm" svg:viewBox="0 0 252 312" draw:points="252,312 0,312 0,274 177,45 4,45 4,0 242,0 242,42 68,267 252,267">
          <text:p/>
        </draw:polygon>
        <draw:path draw:style-name="gr3" draw:text-style-name="P3" draw:layer="layout" svg:width="0.277cm" svg:height="0.323cm" svg:x="5.036cm" svg:y="18.665cm" svg:viewBox="0 0 278 324" svg:d="M278 145c0 8 0 14 0 19-1 6-1 11-1 16h-220c0 32 9 56 28 73 17 17 43 26 76 26 10 0 19 0 28-1s18-2 26-3c9-1 17-3 24-4 8-2 16-3 22-5v44c-15 4-31 7-50 10-18 3-37 4-57 4-27 0-50-4-69-11-20-7-36-18-49-31-12-14-21-31-27-51s-9-42-9-69c0-22 4-42 10-62 6-19 15-36 27-51 13-15 28-27 46-35 18-9 38-14 60-14s41 4 58 11c16 7 30 16 42 29 11 12 20 27 26 45s9 38 9 60zM222 137c0-13-1-26-4-37-4-12-9-22-16-30s-15-15-26-19c-10-5-22-7-36-7-11 0-22 2-32 6-9 5-18 11-25 20-7 8-14 18-18 29-4 12-7 25-8 38z">
          <text:p/>
        </draw:path>
        <draw:path draw:style-name="gr4" draw:text-style-name="P4" draw:layer="layout" svg:width="0.266cm" svg:height="0.154cm" svg:x="5.74cm" svg:y="18.736cm" svg:viewBox="0 0 267 155" svg:d="M267 47h-267v-47h267zM267 155h-267v-46h267z">
          <text:p/>
        </draw:path>
        <draw:path draw:style-name="gr4" draw:text-style-name="P4" draw:layer="layout" svg:width="0.189cm" svg:height="0.146cm" svg:x="6.477cm" svg:y="18.544cm" svg:viewBox="0 0 190 147" svg:d="M69 0l-8 147h-52l-9-147zM190 0l-9 147h-51l-9-147z">
          <text:p/>
        </draw:path>
        <draw:path draw:style-name="gr4" draw:text-style-name="P4" draw:layer="layout" svg:width="0.19cm" svg:height="0.146cm" svg:x="11.015cm" svg:y="18.544cm" svg:viewBox="0 0 191 147" svg:d="M70 0l-9 147h-52l-9-147zM191 0l-9 147h-51l-9-147z">
          <text:p/>
        </draw:path>
        <draw:path draw:style-name="gr4" draw:text-style-name="P4" draw:layer="layout" svg:width="0.15cm" svg:height="0.423cm" svg:x="11.362cm" svg:y="18.665cm" svg:viewBox="0 0 151 424" svg:d="M0 382c11 0 21-1 31-3 11-2 19-6 27-10 7-4 14-10 18-17 5-6 7-14 7-22 0-9-2-16-5-21-3-6-6-11-10-15-3-5-7-10-10-15s-4-12-4-21c0-4 1-8 2-13 2-5 4-9 8-13 3-4 8-7 13-10 5-2 11-4 19-4 7 0 14 2 20 5 7 3 13 8 18 14s9 14 12 23 5 20 5 33c0 17-3 34-10 49-6 16-15 30-28 42-12 13-28 22-47 29-18 8-41 11-66 11zM98 0c6 0 13 2 18 4 6 3 11 6 16 11 4 4 7 9 10 15s4 12 4 18c0 7-1 13-4 19-3 5-6 10-10 15-5 4-10 7-16 10-5 2-12 4-18 4s-13-2-18-4c-6-3-11-6-15-10-5-5-8-10-11-15-2-6-3-12-3-19 0-6 1-12 3-18 3-6 6-11 11-15 4-5 9-8 15-11 5-2 12-4 18-4z">
          <text:p/>
        </draw:path>
        <draw:polygon draw:style-name="gr1" draw:text-style-name="P1" draw:layer="layout" svg:width="0.265cm" svg:height="0.505cm" svg:x="12.018cm" svg:y="18.544cm" svg:viewBox="0 0 266 506" draw:points="266,0 52,506 0,506 213,0">
          <text:p/>
        </draw:polygon>
        <draw:polygon draw:style-name="gr1" draw:text-style-name="P1" draw:layer="layout" svg:width="0.264cm" svg:height="0.505cm" svg:x="12.368cm" svg:y="18.544cm" svg:viewBox="0 0 265 506" draw:points="265,0 51,506 0,506 213,0">
          <text:p/>
        </draw:polygon>
        <draw:path draw:style-name="gr1" draw:text-style-name="P1" draw:layer="layout" svg:width="0.293cm" svg:height="0.417cm" svg:x="13.051cm" svg:y="18.571cm" svg:viewBox="0 0 294 418" svg:d="M292 76c-16-9-32-15-47-19-16-5-34-7-52-7-22 0-41 4-58 12-17 7-31 18-42 32-12 14-20 31-27 50-6 20-9 42-9 66s3 46 8 66 12 36 23 50 24 24 40 32c17 8 37 11 60 11 3 0 8 0 12 0 5-1 9-1 14-2 4-1 9-2 13-3s8-2 11-3v-130h-82v-46h138v208c-9 4-19 8-28 11s-19 6-29 8-19 3-29 4-19 2-28 2c-28 0-53-4-75-13s-41-22-57-38c-15-19-27-40-36-65-8-26-12-55-12-89 0-33 4-63 14-89 9-27 22-49 39-67 17-19 37-32 60-42 24-10 50-15 79-15 18 0 35 2 52 5 16 4 32 9 48 16z">
          <text:p/>
        </draw:path>
        <draw:path draw:style-name="gr1" draw:text-style-name="P1" draw:layer="layout" svg:width="0.249cm" svg:height="0.442cm" svg:x="13.433cm" svg:y="18.54cm" svg:viewBox="0 0 250 443" svg:d="M102 176h-92v-45h148v267h92v45h-250v-45h102zM121 0c6 0 11 2 18 4 5 2 9 5 13 9s7 8 9 14c2 4 3 10 3 16s-1 11-3 16c-2 6-5 10-9 14s-8 7-13 9c-7 2-12 3-18 3s-12-1-17-3-10-5-14-9c-3-4-6-8-9-14-2-5-3-10-3-16s1-12 3-16c3-6 6-10 9-14 4-4 9-7 14-9s11-4 17-4z">
          <text:p/>
        </draw:path>
        <draw:path draw:style-name="gr1" draw:text-style-name="P1" draw:layer="layout" svg:width="0.267cm" svg:height="0.405cm" svg:x="13.777cm" svg:y="18.577cm" svg:viewBox="0 0 268 406" svg:d="M268 285c0 20-4 37-12 52s-18 27-32 38c-14 10-31 18-52 23-19 6-41 8-66 8h-106v-406h116c92 0 137 33 137 99 0 22-5 40-16 56-10 16-27 27-52 35 12 2 23 6 32 11 10 5 19 11 26 19 8 8 14 17 18 28 4 12 7 24 7 37zM196 106c0-8-2-16-4-23-4-8-8-14-14-19s-15-10-25-13c-11-3-24-4-40-4h-57v126h55c12 0 24-1 34-4 10-2 19-6 26-12 8-6 13-13 17-21 6-8 8-18 8-30zM209 287c0-10-2-20-7-28-4-9-10-16-20-22-8-6-18-10-30-13s-25-5-40-5h-56v141h58c32 0 55-6 71-18s24-30 24-55z">
          <text:p/>
        </draw:path>
        <draw:path draw:style-name="gr5" draw:text-style-name="P5" draw:layer="layout" svg:width="0.266cm" svg:height="0.442cm" svg:x="1.559cm" svg:y="20.185cm" svg:viewBox="0 0 267 443" svg:d="M267 277c0 26-4 50-11 71-7 20-17 37-31 51-13 14-29 25-47 33-20 7-41 11-65 11-18 0-37-2-56-5-19-4-39-9-57-17v-421h54v121l-3 58c16-21 32-36 50-44 18-9 37-13 57-13 19 0 34 3 48 11 13 7 24 18 33 31 10 14 16 30 21 49 4 19 7 41 7 64zM211 280c0-17-1-32-3-45-2-14-6-26-11-35-6-10-12-18-20-23-9-6-19-8-30-8-7 0-14 1-21 3s-14 6-22 11c-7 5-15 12-24 20-8 8-17 19-26 31v152c10 4 21 7 32 10 11 2 21 3 31 3 13 0 24-2 35-6 12-3 23-10 31-19 9-9 16-21 21-37s7-35 7-57z">
          <text:p/>
        </draw:path>
        <draw:path draw:style-name="gr5" draw:text-style-name="P5" draw:layer="layout" svg:width="0.292cm" svg:height="0.322cm" svg:x="1.887cm" svg:y="20.307cm" svg:viewBox="0 0 293 323" svg:d="M293 159c0 24-4 47-10 67-7 20-17 37-30 52-13 14-28 25-47 33-18 8-39 12-62 12s-43-3-61-10c-17-7-32-18-45-31-12-13-21-30-28-50s-10-43-10-68c0-26 3-48 11-67 7-20 17-38 29-52 13-14 29-25 47-33 19-8 39-12 63-12 22 0 42 3 60 10 17 7 32 17 45 30 12 14 21 30 28 50 6 20 10 43 10 69zM238 162c0-20-3-37-7-52-4-14-10-26-18-35-8-10-17-17-29-22-11-5-23-8-37-8-16 0-30 4-42 10-11 6-21 15-28 25-7 11-13 23-16 37-4 14-5 29-5 45 0 19 2 36 6 50 4 15 11 27 18 37 8 9 18 16 29 21s24 7 38 7c16 0 30-3 41-9 12-6 21-15 28-25 8-11 13-23 16-37 4-14 6-29 6-44z">
          <text:p/>
        </draw:path>
        <draw:path draw:style-name="gr5" draw:text-style-name="P5" draw:layer="layout" svg:width="0.292cm" svg:height="0.322cm" svg:x="2.236cm" svg:y="20.307cm" svg:viewBox="0 0 293 323" svg:d="M293 159c0 24-4 47-10 67-7 20-17 37-30 52-14 14-29 25-48 33-18 8-39 12-62 12s-43-3-60-10c-18-7-33-18-45-31-13-13-22-30-29-50-6-20-9-43-9-68 0-26 3-48 10-67 7-20 17-38 29-52 13-14 29-25 47-33 19-8 40-12 63-12 22 0 42 3 60 10s32 17 46 30c12 14 22 30 28 50 7 20 10 43 10 69zM237 162c0-20-3-37-7-52-4-14-10-26-18-35-8-10-17-17-29-22-11-5-23-8-37-8-16 0-30 4-42 10-11 6-20 15-28 25-7 11-13 23-16 37s-5 29-5 45c0 19 2 36 6 50 5 15 11 27 18 37 8 9 18 16 29 21s24 7 38 7c16 0 30-3 41-9 12-6 21-15 28-25 8-11 13-23 16-37 4-14 6-29 6-44z">
          <text:p/>
        </draw:path>
        <draw:polygon draw:style-name="gr5" draw:text-style-name="P5" draw:layer="layout" svg:width="0.249cm" svg:height="0.438cm" svg:x="2.61cm" svg:y="20.185cm" svg:viewBox="0 0 250 439" draw:points="103,45 11,45 11,0 158,0 158,394 250,394 250,439 0,439 0,394 103,394">
          <text:p/>
        </draw:polygon>
        <draw:polygon draw:style-name="gr3" draw:text-style-name="P3" draw:layer="layout" svg:width="0.233cm" svg:height="0.405cm" svg:x="3.327cm" svg:y="20.218cm" svg:viewBox="0 0 234 406" draw:points="234,406 0,406 0,0 57,0 57,359 234,359">
          <text:p/>
        </draw:polygon>
        <draw:path draw:style-name="gr3" draw:text-style-name="P3" draw:layer="layout" svg:width="0.25cm" svg:height="0.441cm" svg:x="3.657cm" svg:y="20.182cm" svg:viewBox="0 0 251 442" svg:d="M102 175h-92v-45h147v267h94v45h-251v-45h102zM121 0c6 0 12 1 17 3s10 5 13 9c4 4 7 9 9 14 3 5 4 10 4 16s-1 11-4 17c-2 5-5 9-9 13-3 4-8 7-13 9s-11 4-17 4-11-2-16-4c-6-2-10-5-14-9s-7-8-9-13c-2-6-3-11-3-17s1-11 3-16 5-10 9-14 8-7 14-9c5-2 10-3 16-3z">
          <text:p/>
        </draw:path>
        <draw:polygon draw:style-name="gr3" draw:text-style-name="P3" draw:layer="layout" svg:width="0.273cm" svg:height="0.438cm" svg:x="4.009cm" svg:y="20.185cm" svg:viewBox="0 0 274 439" draw:points="274,439 199,439 54,273 54,439 0,439 0,0 54,0 54,270 194,127 266,127 119,272">
          <text:p/>
        </draw:polygon>
        <draw:path draw:style-name="gr3" draw:text-style-name="P3" draw:layer="layout" svg:width="0.277cm" svg:height="0.322cm" svg:x="4.338cm" svg:y="20.307cm" svg:viewBox="0 0 278 323" svg:d="M278 145c0 8-1 14-1 20 0 5 0 10-1 14h-219c0 32 9 57 26 74 18 17 44 25 77 25 9 0 18 0 28-1 9-1 17-2 26-3s18-3 25-4c8-2 15-3 22-5v44c-15 4-32 8-51 10-18 3-38 4-57 4-27 0-50-4-69-11-20-7-35-18-48-31-12-14-21-31-27-51s-9-42-9-68c0-21 3-43 10-63 6-19 15-36 27-51s27-27 45-35c17-9 37-13 60-13 21 0 41 3 57 10 18 7 32 16 44 29 11 12 20 28 26 46 6 17 9 37 9 60zM221 137c1-14 0-27-4-38-4-12-9-22-16-30s-16-15-26-19c-10-5-22-7-36-7-12 0-22 2-32 6-10 5-18 11-25 20-7 8-13 18-17 30-5 11-7 24-8 38z">
          <text:p/>
        </draw:path>
        <draw:path draw:style-name="gr3" draw:text-style-name="P3" draw:layer="layout" svg:width="0.239cm" svg:height="0.322cm" svg:x="4.708cm" svg:y="20.307cm" svg:viewBox="0 0 240 323" svg:d="M240 232c0 11-2 21-5 30-4 9-9 16-15 23-7 7-14 13-23 17-9 5-18 9-28 12s-20 5-30 7c-10 1-20 2-29 2-21 0-41-1-59-3-17-2-34-5-51-9v-49c18 5 36 9 54 11 18 3 36 4 53 4 26 0 45-3 58-10 12-7 18-17 18-30 0-6-1-11-3-15-2-5-5-9-10-13s-13-8-24-12c-11-5-26-10-45-15-14-5-27-9-39-14-12-6-22-12-30-19-9-7-16-17-21-27-5-9-7-21-7-34 0-9 2-18 5-29 5-10 12-20 21-28 10-9 23-17 40-22 16-6 37-9 62-9 12 0 25 0 40 2 15 1 32 3 48 7v48c-17-5-34-8-50-9-15-2-28-4-39-4-13 0-25 2-34 4s-17 5-22 8c-6 4-10 8-12 13-3 5-4 10-4 15 0 6 1 11 3 16 2 4 6 9 12 13s14 8 25 13c10 4 24 8 41 13 18 7 34 12 47 18s23 13 31 20 14 15 17 24c4 10 5 20 5 31z">
          <text:p/>
        </draw:path>
        <draw:polygon draw:style-name="gr3" draw:text-style-name="P3" draw:layer="layout" svg:width="0.321cm" svg:height="0.405cm" svg:x="5.014cm" svg:y="20.218cm" svg:viewBox="0 0 322 406" draw:points="322,0 295,406 223,406 172,262 158,215 144,266 97,406 28,406 0,0 52,0 68,277 73,352 92,288 141,137 179,137 236,299 255,352 256,297 272,0">
          <text:p/>
        </draw:polygon>
        <draw:path draw:style-name="gr3" draw:text-style-name="P3" draw:layer="layout" svg:width="0.249cm" svg:height="0.441cm" svg:x="5.403cm" svg:y="20.182cm" svg:viewBox="0 0 250 442" svg:d="M102 175h-92v-45h147v267h93v45h-250v-45h102zM121 0c6 0 12 1 17 3s9 5 13 9 7 9 9 14 4 10 4 16-2 11-4 17c-2 5-5 9-9 13s-8 7-13 9-11 4-17 4-12-2-17-4-10-5-13-9c-4-4-7-8-9-13-2-6-4-11-4-17s2-11 4-16 5-10 9-14c3-4 8-7 13-9s11-3 17-3z">
          <text:p/>
        </draw:path>
        <draw:path draw:style-name="gr3" draw:text-style-name="P3" draw:layer="layout" svg:width="0.25cm" svg:height="0.316cm" svg:x="5.748cm" svg:y="20.307cm" svg:viewBox="0 0 251 317" svg:d="M0 5h48l2 50c10-10 18-19 27-26 8-8 16-13 25-18 8-4 16-7 26-9 8-1 17-2 26-2 32 0 56 9 73 28 16 19 24 48 24 86v203h-54v-198c0-25-4-43-13-55s-23-18-41-18c-6 0-13 1-20 3s-13 5-20 10-14 12-22 21c-8 8-17 19-27 31v206h-54z">
          <text:p/>
        </draw:path>
        <draw:path draw:style-name="gr3" draw:text-style-name="P3" draw:layer="layout" svg:width="0.265cm" svg:height="0.444cm" svg:x="6.081cm" svg:y="20.185cm" svg:viewBox="0 0 266 445" svg:d="M0 289c0-26 4-50 11-70 8-21 18-38 31-52s29-25 48-32c19-8 41-12 64-12 10 0 19 1 29 2s19 3 28 6v-131h55v439h-49l-2-59c-15 21-31 39-49 49-17 11-36 16-58 16-17 0-33-4-47-11-13-8-24-18-34-32-8-14-15-30-20-49-4-19-7-41-7-64zM56 286c0 37 5 66 16 84 11 19 27 28 47 28 15 0 29-6 44-18 16-13 32-31 48-55v-144c-8-4-18-8-29-10s-22-3-32-3c-30 0-53 10-70 29-16 19-24 48-24 89z">
          <text:p/>
        </draw:path>
        <draw:path draw:style-name="gr3" draw:text-style-name="P3" draw:layer="layout" svg:width="0.292cm" svg:height="0.322cm" svg:x="6.425cm" svg:y="20.307cm" svg:viewBox="0 0 293 323" svg:d="M293 159c0 24-3 47-10 67s-16 37-29 52c-13 14-29 25-47 33-19 8-39 12-64 12-22 0-42-3-60-10s-32-18-45-31c-12-13-21-30-28-50s-10-43-10-68c0-26 4-48 11-67 6-20 16-38 29-52s28-25 47-33c18-8 39-12 63-12 23 0 43 3 60 10 18 7 33 17 45 30 13 14 22 30 28 50 7 20 10 43 10 69zM238 162c0-20-2-37-6-52-4-14-10-26-18-35-8-10-18-17-29-22s-24-8-38-8c-17 0-31 4-42 10-12 6-21 15-28 25-8 11-13 23-17 37-3 14-4 29-4 45 0 19 2 36 6 50 4 15 10 27 18 37 8 9 17 16 28 21 12 5 24 7 39 7 16 0 30-3 42-9 11-6 21-15 28-25 7-11 13-23 16-37s5-29 5-44z">
          <text:p/>
        </draw:path>
        <draw:polygon draw:style-name="gr3" draw:text-style-name="P3" draw:layer="layout" svg:width="0.327cm" svg:height="0.311cm" svg:x="6.757cm" svg:y="20.312cm" svg:viewBox="0 0 328 312" draw:points="328,0 283,312 216,312 171,182 162,151 152,184 109,312 45,312 0,0 53,0 79,213 85,260 98,219 143,79 182,79 231,217 245,258 249,214 275,0">
          <text:p/>
        </draw:polygon>
        <draw:path draw:style-name="gr3" draw:text-style-name="P3" draw:layer="layout" svg:width="0.239cm" svg:height="0.322cm" svg:x="7.152cm" svg:y="20.307cm" svg:viewBox="0 0 240 323" svg:d="M240 232c0 11-2 21-5 30-4 9-9 16-16 23-6 7-13 13-22 17-8 5-17 9-27 12s-20 5-30 7c-11 1-21 2-30 2-22 0-41-1-59-3-17-2-35-5-51-9v-49c18 5 36 9 54 11 18 3 36 4 53 4 26 0 46-3 59-10 12-7 18-17 18-30 0-6-1-11-3-15-2-5-5-9-10-13-6-4-14-8-25-12-11-5-26-10-45-15-14-5-27-9-39-14-12-6-22-12-31-19-8-7-15-17-20-27-5-9-7-21-7-34 0-9 1-18 5-29 5-10 11-20 21-28 10-9 23-17 40-22 16-6 37-9 62-9 13 0 26 0 41 2 15 1 30 3 47 7v48c-17-5-33-8-49-9-15-2-28-4-40-4-14 0-25 2-34 4s-17 5-23 8c-5 4-9 8-12 13-2 5-3 10-3 15 0 6 1 11 3 16 2 4 6 9 12 13s14 8 25 13c10 4 24 8 42 13 18 7 34 12 46 18 13 6 23 13 31 20s14 15 17 24c3 10 5 20 5 31z">
          <text:p/>
        </draw:path>
        <draw:path draw:style-name="gr4" draw:text-style-name="P4" draw:layer="layout" svg:width="0.267cm" svg:height="0.153cm" svg:x="7.834cm" svg:y="20.378cm" svg:viewBox="0 0 268 154" svg:d="M268 45h-268v-45h268zM268 154h-268v-46h268z">
          <text:p/>
        </draw:path>
        <draw:path draw:style-name="gr7" draw:text-style-name="P7" draw:layer="layout" svg:width="0.301cm" svg:height="0.441cm" svg:x="8.516cm" svg:y="20.182cm" svg:viewBox="0 0 302 442" svg:d="M302 54c-28-6-52-10-73-10-48 0-73 26-73 77v54h137v45h-137v222h-54v-222h-102v-45h102v-51c0-83 43-124 129-124 22 0 45 2 71 7z">
          <text:p/>
        </draw:path>
        <draw:path draw:style-name="gr7" draw:text-style-name="P7" draw:layer="layout" svg:width="0.257cm" svg:height="0.322cm" svg:x="8.882cm" svg:y="20.307cm" svg:viewBox="0 0 258 323" svg:d="M209 317l-1-41c-18 16-35 28-53 36-17 7-35 11-55 11-17 0-33-2-45-7-13-4-23-11-32-18-8-8-14-18-18-29-3-10-5-22-5-35 0-31 11-55 35-73 23-18 57-27 103-27h64v-28c0-18-6-33-17-44-12-11-30-17-54-17-18 0-35 2-52 6s-35 10-53 17v-49c7-2 14-4 23-7 8-2 17-4 26-6 10-2 19-4 29-5 11-1 21-1 31-1 19 0 36 2 51 6s29 10 39 19c11 8 19 19 24 32 6 12 9 27 9 45v215zM202 176h-68c-14 0-25 1-35 4-10 2-17 6-24 11-6 5-11 11-14 18s-4 15-4 23c0 6 1 12 3 18 2 5 5 10 9 14 4 5 9 8 16 10 6 3 15 4 24 4 12 0 27-4 43-11 16-8 33-20 50-36z">
          <text:p/>
        </draw:path>
        <draw:polygon draw:style-name="gr7" draw:text-style-name="P7" draw:layer="layout" svg:width="0.25cm" svg:height="0.438cm" svg:x="9.243cm" svg:y="20.185cm" svg:viewBox="0 0 251 439" draw:points="104,45 10,45 10,0 158,0 158,394 251,394 251,439 0,439 0,394 104,394">
          <text:p/>
        </draw:polygon>
        <draw:path draw:style-name="gr7" draw:text-style-name="P7" draw:layer="layout" svg:width="0.24cm" svg:height="0.322cm" svg:x="9.595cm" svg:y="20.307cm" svg:viewBox="0 0 241 323" svg:d="M241 232c0 11-2 21-6 30-3 9-8 16-15 23-6 7-14 13-22 17-9 5-18 9-27 12-10 3-20 5-30 7-10 1-20 2-30 2-21 0-41-1-59-3-17-2-35-5-52-9v-49c19 5 37 9 55 11 18 3 36 4 54 4 26 0 45-3 58-10 12-7 18-17 18-30 0-6-1-11-3-15-2-5-5-9-10-13-6-4-14-8-25-12-10-5-25-10-44-15-14-5-28-9-40-14-12-6-22-12-31-19-8-7-15-17-20-27-5-9-8-21-8-34 0-9 2-18 6-29 4-10 11-20 21-28 10-9 23-17 39-22 18-6 39-9 63-9 13 0 26 0 41 2 15 1 30 3 47 7v48c-17-5-34-8-49-9-15-2-28-4-39-4-14 0-25 2-34 4s-18 5-24 8c-5 4-9 8-12 13-2 5-3 10-3 15 0 6 1 11 3 16 2 4 6 9 12 13s15 8 26 13c10 4 24 8 41 13 18 7 34 12 46 18 13 6 23 13 31 20s13 15 17 24c3 10 5 20 5 31z">
          <text:p/>
        </draw:path>
        <draw:path draw:style-name="gr7" draw:text-style-name="P7" draw:layer="layout" svg:width="0.277cm" svg:height="0.322cm" svg:x="9.924cm" svg:y="20.307cm" svg:viewBox="0 0 278 323" svg:d="M278 145c0 8-1 14-1 20 0 5 0 10-1 14h-219c0 32 9 57 26 74 18 17 44 25 78 25 9 0 19 0 28-1s17-2 26-3c8-1 17-3 24-4 8-2 15-3 22-5v44c-15 4-31 8-50 10-18 3-38 4-57 4-28 0-51-4-70-11-20-7-35-18-48-31-12-14-21-31-27-51s-9-42-9-68c0-21 3-43 10-63 6-19 15-36 27-51s27-27 45-35c18-9 37-13 60-13 22 0 42 3 58 10 17 7 31 16 43 29 11 12 20 28 26 46 6 17 9 37 9 60zM221 137c1-14 0-27-4-38-3-12-8-22-15-30s-16-15-26-19c-10-5-22-7-37-7-12 0-22 2-32 6-10 5-18 11-25 20-7 8-13 18-17 30-5 11-7 24-8 38z">
          <text:p/>
        </draw:path>
        <draw:path draw:style-name="gr4" draw:text-style-name="P4" draw:layer="layout" svg:width="0.149cm" svg:height="0.422cm" svg:x="10.315cm" svg:y="20.307cm" svg:viewBox="0 0 150 423" svg:d="M0 381c10 0 20-1 30-3s20-6 27-10c8-4 14-10 19-16 4-7 7-15 7-23 0-9-2-16-5-21-3-6-6-10-10-15s-7-10-10-15-5-12-5-20c0-5 1-9 3-14s4-9 7-13c4-4 8-7 13-10 6-2 12-3 19-3s14 1 21 4 13 8 18 14 9 14 12 23 4 20 4 33c0 17-3 34-9 49-6 16-16 30-28 42-13 13-28 22-47 30-19 7-42 10-66 10zM98 0c6 0 12 1 18 4 6 2 11 5 15 10 5 4 8 9 11 15 2 6 4 12 4 18 0 7-2 13-4 19-3 5-6 10-11 15-4 4-9 8-15 10-6 3-12 4-18 4-7 0-13-1-19-4-5-2-10-6-15-10-4-5-8-10-10-15-2-6-4-12-4-19 0-6 2-12 4-18s6-11 10-15c5-5 10-8 15-10 6-3 12-4 19-4z">
          <text:p/>
        </draw:path>
        <draw:line draw:style-name="gr8" draw:text-style-name="P8" draw:layer="layout" svg:x1="7.637cm" svg:y1="10.845cm" svg:x2="13.296cm" svg:y2="10.845cm">
          <text:p/>
        </draw:line>
        <draw:line draw:style-name="gr8" draw:text-style-name="P8" draw:layer="layout" svg:x1="7.522cm" svg:y1="14.125cm" svg:x2="13.296cm" svg:y2="14.125cm">
          <text:p/>
        </draw:line>
        <draw:line draw:style-name="gr9" draw:text-style-name="P8" draw:layer="layout" svg:x1="5.799cm" svg:y1="15.766cm" svg:x2="13.294cm" svg:y2="15.766cm">
          <text:p/>
        </draw:line>
        <draw:line draw:style-name="gr9" draw:text-style-name="P8" draw:layer="layout" svg:x1="5.801cm" svg:y1="17.406cm" svg:x2="13.294cm" svg:y2="17.406cm">
          <text:p/>
        </draw:line>
        <draw:line draw:style-name="gr8" draw:text-style-name="P8" draw:layer="layout" svg:x1="6.501cm" svg:y1="19.047cm" svg:x2="11.21cm" svg:y2="19.047cm">
          <text:p/>
        </draw:line>
        <draw:line draw:style-name="gr8" draw:text-style-name="P8" draw:layer="layout" svg:x1="7.533cm" svg:y1="9.204cm" svg:x2="13.295cm" svg:y2="9.204cm">
          <text:p/>
        </draw:line>
        <draw:line draw:style-name="gr8" draw:text-style-name="P8" draw:layer="layout" svg:x1="7.544cm" svg:y1="5.923cm" svg:x2="13.296cm" svg:y2="5.923cm">
          <text:p/>
        </draw:line>
        <draw:line draw:style-name="gr9" draw:text-style-name="P8" draw:layer="layout" svg:x1="6.502cm" svg:y1="4.282cm" svg:x2="13.295cm" svg:y2="4.282cm">
          <text:p/>
        </draw:line>
      </draw:page>
      <draw:page draw:name="page2" draw:style-name="dp1" draw:master-page-name="master-page3"/>
      <draw:page draw:name="page3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4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5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6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7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8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9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10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11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12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13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14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15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16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17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18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19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20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21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22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23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24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25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26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27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28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29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30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31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32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33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34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35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36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37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38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39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40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41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42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43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44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45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46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47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48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49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50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51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52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53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54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55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56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57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58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59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60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61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62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63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64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65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66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67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68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69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70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71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72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73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74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75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76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77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78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79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80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81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82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83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84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85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86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87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88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89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90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91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92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93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94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95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96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97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98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99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100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101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  <draw:page draw:name="page102" draw:style-name="dp1" draw:master-page-name="master-page3">
        <draw:line draw:style-name="gr10" draw:text-style-name="P8" draw:layer="layout" svg:x1="1.486cm" svg:y1="15.405cm" svg:x2="13.753cm" svg:y2="15.405cm">
          <text:p/>
        </draw:line>
        <draw:line draw:style-name="gr10" draw:text-style-name="P8" draw:layer="layout" svg:x1="1.486cm" svg:y1="6.46cm" svg:x2="13.753cm" svg:y2="6.46cm">
          <text:p/>
        </draw:line>
        <draw:line draw:style-name="gr10" draw:text-style-name="P8" draw:layer="layout" svg:x1="1.486cm" svg:y1="7.454cm" svg:x2="13.753cm" svg:y2="7.454cm">
          <text:p/>
        </draw:line>
        <draw:line draw:style-name="gr10" draw:text-style-name="P8" draw:layer="layout" svg:x1="1.486cm" svg:y1="8.448cm" svg:x2="13.753cm" svg:y2="8.448cm">
          <text:p/>
        </draw:line>
        <draw:line draw:style-name="gr10" draw:text-style-name="P8" draw:layer="layout" svg:x1="1.486cm" svg:y1="9.442cm" svg:x2="13.753cm" svg:y2="9.442cm">
          <text:p/>
        </draw:line>
        <draw:line draw:style-name="gr10" draw:text-style-name="P8" draw:layer="layout" svg:x1="1.486cm" svg:y1="10.435cm" svg:x2="13.753cm" svg:y2="10.435cm">
          <text:p/>
        </draw:line>
        <draw:line draw:style-name="gr10" draw:text-style-name="P8" draw:layer="layout" svg:x1="1.486cm" svg:y1="11.429cm" svg:x2="13.753cm" svg:y2="11.429cm">
          <text:p/>
        </draw:line>
        <draw:line draw:style-name="gr10" draw:text-style-name="P8" draw:layer="layout" svg:x1="1.486cm" svg:y1="12.423cm" svg:x2="13.753cm" svg:y2="12.423cm">
          <text:p/>
        </draw:line>
        <draw:line draw:style-name="gr10" draw:text-style-name="P8" draw:layer="layout" svg:x1="1.486cm" svg:y1="13.417cm" svg:x2="13.753cm" svg:y2="13.417cm">
          <text:p/>
        </draw:line>
        <draw:line draw:style-name="gr10" draw:text-style-name="P8" draw:layer="layout" svg:x1="1.486cm" svg:y1="14.411cm" svg:x2="13.753cm" svg:y2="14.411cm">
          <text:p/>
        </draw:line>
        <draw:line draw:style-name="gr10" draw:text-style-name="P8" draw:layer="layout" svg:x1="1.486cm" svg:y1="16.399cm" svg:x2="13.753cm" svg:y2="16.399cm">
          <text:p/>
        </draw:line>
        <draw:line draw:style-name="gr10" draw:text-style-name="P8" draw:layer="layout" svg:x1="1.486cm" svg:y1="17.393cm" svg:x2="13.753cm" svg:y2="17.393cm">
          <text:p/>
        </draw:line>
        <draw:line draw:style-name="gr10" draw:text-style-name="P8" draw:layer="layout" svg:x1="1.486cm" svg:y1="18.387cm" svg:x2="13.753cm" svg:y2="18.387cm">
          <text:p/>
        </draw:line>
        <draw:line draw:style-name="gr10" draw:text-style-name="P8" draw:layer="layout" svg:x1="1.486cm" svg:y1="19.381cm" svg:x2="13.753cm" svg:y2="19.381cm">
          <text:p/>
        </draw:line>
        <draw:line draw:style-name="gr10" draw:text-style-name="P8" draw:layer="layout" svg:x1="1.486cm" svg:y1="20.374cm" svg:x2="13.753cm" svg:y2="20.374cm">
          <text:p/>
        </draw:line>
        <draw:line draw:style-name="gr10" draw:text-style-name="P8" draw:layer="layout" svg:x1="1.486cm" svg:y1="21.368cm" svg:x2="13.753cm" svg:y2="21.368cm">
          <text:p/>
        </draw:line>
        <draw:line draw:style-name="gr8" draw:text-style-name="P8" draw:layer="layout" svg:x1="9.241cm" svg:y1="1.49cm" svg:x2="13.756cm" svg:y2="1.49cm">
          <text:p/>
        </draw:line>
        <draw:line draw:style-name="gr11" draw:text-style-name="P8" draw:layer="layout" svg:x1="1.486cm" svg:y1="2.484cm" svg:x2="13.753cm" svg:y2="2.484cm">
          <text:p/>
        </draw:line>
        <draw:line draw:style-name="gr10" draw:text-style-name="P8" draw:layer="layout" svg:x1="1.486cm" svg:y1="3.478cm" svg:x2="13.753cm" svg:y2="3.478cm">
          <text:p/>
        </draw:line>
        <draw:line draw:style-name="gr10" draw:text-style-name="P8" draw:layer="layout" svg:x1="1.486cm" svg:y1="4.472cm" svg:x2="13.753cm" svg:y2="4.472cm">
          <text:p/>
        </draw:line>
        <draw:line draw:style-name="gr10" draw:text-style-name="P8" draw:layer="layout" svg:x1="1.486cm" svg:y1="5.466cm" svg:x2="13.753cm" svg:y2="5.466cm">
          <text:p/>
        </draw:line>
        <draw:path draw:style-name="gr12" draw:text-style-name="P9" draw:layer="layout" svg:width="0.195cm" svg:height="0.27cm" svg:x="9.427cm" svg:y="1.191cm" svg:viewBox="0 0 196 271" svg:d="M196 133c0 13-1 25-3 37s-5 23-9 33c-5 10-10 20-17 28s-16 16-26 21c-11 6-22 11-36 14-13 3-29 5-46 5h-59v-271h71c42 0 73 11 94 33s31 55 31 100zM158 136c0-20-2-36-6-49-3-13-9-24-16-32s-17-14-28-18c-11-3-24-5-38-5h-32v207h27c62 0 93-34 93-103z">
          <text:p/>
        </draw:path>
        <draw:path draw:style-name="gr12" draw:text-style-name="P9" draw:layer="layout" svg:width="0.171cm" svg:height="0.215cm" svg:x="9.665cm" svg:y="1.25cm" svg:viewBox="0 0 172 216" svg:d="M139 212l-1-28c-11 11-23 19-35 24-11 5-23 8-36 8-12 0-22-2-31-5-8-3-15-7-20-12-6-6-10-12-12-19-3-7-4-15-4-23 0-22 8-38 23-50 16-12 39-18 69-18h43v-18c0-12-4-22-12-29-8-8-20-12-36-12-12 0-23 2-35 4-11 3-23 7-35 11v-32c5-2 10-3 15-5 6-1 12-3 18-4s13-2 20-3c6-1 13-1 20-1 13 0 24 1 34 4s18 7 25 12c7 6 13 13 16 22 5 8 7 18 7 30v144zM135 117h-46c-9 0-16 0-23 2-6 2-12 5-16 8s-7 7-9 12-3 11-3 16c0 4 0 8 2 12 1 4 3 7 6 10 3 2 6 5 11 6 4 2 9 3 16 3 8 0 17-3 28-8s22-13 34-24z">
          <text:p/>
        </draw:path>
        <draw:path draw:style-name="gr12" draw:text-style-name="P9" draw:layer="layout" svg:width="0.187cm" svg:height="0.277cm" svg:x="9.883cm" svg:y="1.187cm" svg:viewBox="0 0 188 278" svg:d="M188 272c-8 2-16 4-25 4-8 1-17 2-26 2-27 0-47-6-60-18-12-12-19-30-19-54v-108h-58v-30h58v-59l36-9v68h94v30h-94v105c0 15 4 26 12 34 8 7 21 10 36 10 7 0 14 0 22-1s16-3 24-5z">
          <text:p/>
        </draw:path>
        <draw:path draw:style-name="gr12" draw:text-style-name="P9" draw:layer="layout" svg:width="0.184cm" svg:height="0.215cm" svg:x="10.127cm" svg:y="1.25cm" svg:viewBox="0 0 185 216" svg:d="M185 96c0 5 0 10 0 13 0 4 0 7-1 10h-146c0 21 6 38 18 50 11 11 28 17 52 17 6 0 12 0 18-1 6 0 12-1 17-2 6-1 12-2 17-3s10-2 14-3v29c-10 3-21 5-33 7s-25 3-38 3c-19 0-35-3-47-8-13-4-24-11-32-20-8-10-14-21-18-34-4-14-6-29-6-46 0-15 2-29 6-42 5-13 11-24 19-34s18-18 29-24c12-5 25-8 41-8 15 0 28 2 39 7 11 4 20 11 28 19s13 18 17 30 6 26 6 40zM148 91c0-9-1-17-3-25s-6-14-10-20c-5-5-10-10-17-13s-15-5-24-5-16 2-23 5c-6 3-12 7-17 13-4 5-8 12-11 20-3 7-5 16-5 25z">
          <text:p/>
        </draw:path>
        <draw:path draw:style-name="gr12" draw:text-style-name="P9" draw:layer="layout" svg:width="0.064cm" svg:height="0.215cm" svg:x="10.42cm" svg:y="1.25cm" svg:viewBox="0 0 65 216" svg:d="M33 0c4 0 8 1 12 2 4 2 7 4 10 7s5 7 7 10c2 4 3 8 3 13 0 4-1 8-3 12s-4 7-7 10-6 5-10 7c-4 1-8 2-12 2s-8-1-12-2c-4-2-7-4-10-7s-6-6-8-10-3-8-3-12c0-5 1-9 3-13 2-3 5-7 8-10s6-5 10-7c4-1 8-2 12-2zM33 152c4 0 8 1 12 3s7 4 10 7 5 6 7 10 3 8 3 12-1 9-3 12c-2 4-4 8-7 10-3 3-6 6-10 7-4 2-8 3-12 3s-8-1-12-3c-4-1-7-4-10-7-3-2-6-6-8-10-2-3-3-8-3-12s1-8 3-12 5-7 8-10 6-5 10-7 8-3 12-3z">
          <text:p/>
        </draw:path>
        <draw:polygon draw:style-name="gr12" draw:text-style-name="P9" draw:layer="layout" svg:width="0.176cm" svg:height="0.336cm" svg:x="11.523cm" svg:y="1.169cm" svg:viewBox="0 0 177 337" draw:points="177,0 36,337 0,337 143,0">
          <text:p/>
        </draw:polygon>
        <draw:polygon draw:style-name="gr12" draw:text-style-name="P9" draw:layer="layout" svg:width="0.176cm" svg:height="0.336cm" svg:x="12.687cm" svg:y="1.169cm" svg:viewBox="0 0 177 337" draw:points="177,0 34,337 0,337 143,0">
          <text:p/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pitch="variable"/>
    <style:font-face style:name="Consolas1" svg:font-family="Consolas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cm" fo:margin-left="1.4cm" fo:margin-right="1cm" fo:page-width="15.2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3T10:41:02.630345936</dc:date>
    <meta:editing-duration>PT4M55S</meta:editing-duration>
    <meta:editing-cycles>3</meta:editing-cycles>
    <meta:generator>LibreOffice/7.4.3.2$Linux_X86_64 LibreOffice_project/40$Build-2</meta:generator>
    <meta:document-statistic meta:object-count="3008"/>
  </office:meta>
</office:document-meta>
</file>